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FreeMono" svg:font-family="FreeMono" style:font-family-generic="modern" style:font-pitch="fixed"/>
    <style:font-face style:name="CMU Serif1" svg:font-family="'CMU Serif'" style:font-family-generic="roman" style:font-pitch="variable"/>
    <style:font-face style:name="CMU Serif" svg:font-family="'CMU Serif'" style:font-adornments="Regular" style:font-family-generic="roman" style:font-pitch="variable"/>
    <style:font-face style:name="CMU Serif Extra1" svg:font-family="'CMU Serif Extra'" style:font-family-generic="roman" style:font-pitch="variable"/>
    <style:font-face style:name="CMU Serif Extra" svg:font-family="'CMU Serif Extra'" style:font-adornments="Regular"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style:font-name="CMU Serif Extra1" fo:font-size="10.5pt" fo:font-style="normal" officeooo:rsid="00ae3150" officeooo:paragraph-rsid="00ae3150" style:font-size-asian="10.5pt" style:font-style-asian="normal" style:font-size-complex="10.5pt" style:font-style-complex="normal"/>
    </style:style>
    <style:style style:name="P2" style:family="paragraph" style:parent-style-name="Header">
      <style:paragraph-properties fo:text-align="start" style:justify-single-word="false"/>
      <style:text-properties style:font-name="CMU Serif Extra1" fo:font-size="10.5pt" fo:font-style="normal" officeooo:rsid="00ae3150" officeooo:paragraph-rsid="00ae3150" style:font-size-asian="10.5pt" style:font-style-asian="normal" style:font-size-complex="10.5pt" style:font-style-complex="normal"/>
    </style:style>
    <style:style style:name="P3" style:family="paragraph" style:parent-style-name="Footer">
      <style:paragraph-properties fo:text-align="center" style:justify-single-word="false"/>
      <style:text-properties fo:language="de" fo:country="CH"/>
    </style:style>
    <style:style style:name="P4" style:family="paragraph" style:parent-style-name="Text_20_body">
      <style:text-properties fo:language="de" fo:country="CH" officeooo:rsid="002dc423" officeooo:paragraph-rsid="002dc423"/>
    </style:style>
    <style:style style:name="P5" style:family="paragraph" style:parent-style-name="Text_20_body">
      <style:text-properties fo:language="de" fo:country="CH" officeooo:paragraph-rsid="007f869a"/>
    </style:style>
    <style:style style:name="P6" style:family="paragraph" style:parent-style-name="Text_20_body">
      <style:text-properties fo:language="de" fo:country="CH" officeooo:paragraph-rsid="00a192f9"/>
    </style:style>
    <style:style style:name="P7" style:family="paragraph" style:parent-style-name="Text_20_body">
      <style:text-properties fo:language="de" fo:country="CH" officeooo:rsid="00a28782" officeooo:paragraph-rsid="00a28782"/>
    </style:style>
    <style:style style:name="P8" style:family="paragraph" style:parent-style-name="Text_20_body">
      <style:text-properties officeooo:paragraph-rsid="007db8cb"/>
    </style:style>
    <style:style style:name="P9" style:family="paragraph" style:parent-style-name="Text_20_body">
      <style:text-properties officeooo:paragraph-rsid="008881d6"/>
    </style:style>
    <style:style style:name="P10" style:family="paragraph" style:parent-style-name="Text_20_body">
      <style:text-properties officeooo:paragraph-rsid="008cee3a"/>
    </style:style>
    <style:style style:name="P11" style:family="paragraph" style:parent-style-name="Text_20_body">
      <style:text-properties officeooo:paragraph-rsid="00ae3150"/>
    </style:style>
    <style:style style:name="P12" style:family="paragraph" style:parent-style-name="Text_20_body">
      <style:text-properties style:font-name="FreeMono" officeooo:rsid="00bdb240" officeooo:paragraph-rsid="00bdb240"/>
    </style:style>
    <style:style style:name="P13" style:family="paragraph" style:parent-style-name="Text_20_body">
      <style:text-properties officeooo:paragraph-rsid="00bdb240"/>
    </style:style>
    <style:style style:name="P14" style:family="paragraph" style:parent-style-name="Text_20_body">
      <style:text-properties officeooo:paragraph-rsid="00bfb8dd"/>
    </style:style>
    <style:style style:name="P15" style:family="paragraph" style:parent-style-name="Text_20_body">
      <style:text-properties officeooo:paragraph-rsid="00cd4b46"/>
    </style:style>
    <style:style style:name="P16" style:family="paragraph" style:parent-style-name="Text_20_body">
      <style:text-properties officeooo:paragraph-rsid="00cf39f7"/>
    </style:style>
    <style:style style:name="P17" style:family="paragraph" style:parent-style-name="Text_20_body">
      <style:text-properties officeooo:paragraph-rsid="00d05cfb"/>
    </style:style>
    <style:style style:name="P18" style:family="paragraph" style:parent-style-name="Text_20_body">
      <style:text-properties officeooo:paragraph-rsid="002dc423"/>
    </style:style>
    <style:style style:name="P19" style:family="paragraph" style:parent-style-name="Text_20_body">
      <style:text-properties officeooo:paragraph-rsid="00320349"/>
    </style:style>
    <style:style style:name="P20" style:family="paragraph" style:parent-style-name="Text_20_body">
      <style:text-properties officeooo:paragraph-rsid="00d7e81e"/>
    </style:style>
    <style:style style:name="P21" style:family="paragraph" style:parent-style-name="Text_20_body">
      <style:text-properties officeooo:paragraph-rsid="00d844b2"/>
    </style:style>
    <style:style style:name="P22" style:family="paragraph" style:parent-style-name="Text_20_body">
      <style:text-properties officeooo:paragraph-rsid="00da31a0"/>
    </style:style>
    <style:style style:name="P23" style:family="paragraph" style:parent-style-name="Text_20_body">
      <style:text-properties style:text-position="0% 100%" style:font-name="FreeMono" fo:font-size="10.5pt" fo:language="de" fo:country="CH" officeooo:rsid="00bdb240" officeooo:paragraph-rsid="00bdb240"/>
    </style:style>
    <style:style style:name="P24" style:family="paragraph" style:parent-style-name="Text_20_body">
      <style:text-properties officeooo:paragraph-rsid="00f2a557"/>
    </style:style>
    <style:style style:name="P25" style:family="paragraph" style:parent-style-name="Contents_20_1">
      <style:paragraph-properties>
        <style:tab-stops>
          <style:tab-stop style:position="11.601cm" style:type="right" style:leader-style="dotted" style:leader-text="."/>
        </style:tab-stops>
      </style:paragraph-properties>
    </style:style>
    <style:style style:name="P26" style:family="paragraph" style:parent-style-name="Contents_20_2">
      <style:paragraph-properties>
        <style:tab-stops>
          <style:tab-stop style:position="11.102cm" style:type="right" style:leader-style="dotted" style:leader-text="."/>
        </style:tab-stops>
      </style:paragraph-properties>
    </style:style>
    <style:style style:name="P27" style:family="paragraph" style:parent-style-name="Contents_20_3">
      <style:paragraph-properties>
        <style:tab-stops>
          <style:tab-stop style:position="10.603cm" style:type="right" style:leader-style="dotted" style:leader-text="."/>
        </style:tab-stops>
      </style:paragraph-properties>
    </style:style>
    <style:style style:name="P28" style:family="paragraph" style:parent-style-name="Standard">
      <style:text-properties officeooo:paragraph-rsid="00bb0276"/>
    </style:style>
    <style:style style:name="P29" style:family="paragraph" style:parent-style-name="Standard">
      <style:text-properties officeooo:paragraph-rsid="00bbf5db"/>
    </style:style>
    <style:style style:name="P30" style:family="paragraph" style:parent-style-name="Standard">
      <style:text-properties style:font-name="CMU Serif" fo:font-size="10.5pt" fo:language="de" fo:country="CH" fo:font-weight="normal" officeooo:rsid="003acd39" officeooo:paragraph-rsid="0036cc54" style:font-weight-asian="normal" style:font-weight-complex="normal"/>
    </style:style>
    <style:style style:name="P31" style:family="paragraph" style:parent-style-name="Text_20_body">
      <style:paragraph-properties fo:text-align="center" style:justify-single-word="false" fo:break-before="page"/>
      <style:text-properties officeooo:paragraph-rsid="00e2c169"/>
    </style:style>
    <style:style style:name="P32" style:family="paragraph" style:parent-style-name="Subtitle">
      <style:paragraph-properties fo:text-align="center" style:justify-single-word="false"/>
      <style:text-properties officeooo:paragraph-rsid="00e8abc8"/>
    </style:style>
    <style:style style:name="P33" style:family="paragraph" style:parent-style-name="Text_20_body" style:master-page-name="">
      <loext:graphic-properties draw:fill="none"/>
      <style:paragraph-properties fo:margin-left="0cm" fo:margin-right="0cm" fo:margin-top="0cm" fo:margin-bottom="0cm" style:contextual-spacing="false" fo:line-height="100%" fo:text-align="center" style:justify-single-word="false" fo:text-indent="0cm" style:auto-text-indent="false" style:page-number="auto" fo:background-color="transparent">
        <style:tab-stops>
          <style:tab-stop style:position="1.995cm"/>
          <style:tab-stop style:position="5.503cm"/>
        </style:tab-stops>
      </style:paragraph-properties>
      <style:text-properties officeooo:rsid="00e2c169" officeooo:paragraph-rsid="00ed68f4"/>
    </style:style>
    <style:style style:name="P34" style:family="paragraph" style:parent-style-name="Heading_20_1">
      <style:text-properties style:font-name="CMU Serif Extra" fo:font-size="18.2000007629395pt" fo:language="de" fo:country="CH" fo:font-weight="bold" officeooo:rsid="00226d66" officeooo:paragraph-rsid="00226d66" style:font-name-asian="Noto Sans CJK SC" style:font-size-asian="18.2000007629395pt" style:font-weight-asian="bold" style:font-name-complex="FreeSans" style:font-size-complex="18.2000007629395pt" style:font-weight-complex="600"/>
    </style:style>
    <style:style style:name="P35" style:family="paragraph" style:parent-style-name="Heading_20_1">
      <style:text-properties fo:language="de" fo:country="CH"/>
    </style:style>
    <style:style style:name="P36" style:family="paragraph" style:parent-style-name="Heading_20_1">
      <style:text-properties fo:language="de" fo:country="CH" officeooo:rsid="0082f735"/>
    </style:style>
    <style:style style:name="P37" style:family="paragraph" style:parent-style-name="Heading_20_1">
      <style:text-properties fo:language="de" fo:country="CH" officeooo:paragraph-rsid="008462d2"/>
    </style:style>
    <style:style style:name="P38" style:family="paragraph" style:parent-style-name="Heading_20_1">
      <style:text-properties fo:language="de" fo:country="CH" officeooo:rsid="00938c56" officeooo:paragraph-rsid="00938c56"/>
    </style:style>
    <style:style style:name="P39" style:family="paragraph" style:parent-style-name="Heading_20_1" style:list-style-name="">
      <style:paragraph-properties fo:margin-top="0cm" fo:margin-bottom="0.275cm" style:contextual-spacing="false"/>
      <style:text-properties style:font-name="CMU Serif1" fo:font-size="18.2000007629395pt" fo:language="de" fo:country="CH" fo:font-weight="bold" officeooo:rsid="00226d66" officeooo:paragraph-rsid="00226d66" style:font-name-asian="Noto Sans CJK SC" style:font-size-asian="18.2000007629395pt" style:font-weight-asian="bold" style:font-name-complex="FreeSans" style:font-size-complex="18.2000007629395pt" style:font-weight-complex="600"/>
    </style:style>
    <style:style style:name="P40" style:family="paragraph" style:parent-style-name="Heading_20_1">
      <style:paragraph-properties fo:margin-top="0cm" fo:margin-bottom="0.275cm" style:contextual-spacing="false" fo:break-before="page"/>
      <style:text-properties style:font-name="CMU Serif1" fo:font-size="18.2000007629395pt" fo:language="de" fo:country="CH" fo:font-weight="bold" officeooo:rsid="00226d66" officeooo:paragraph-rsid="00226d66" style:font-name-asian="Noto Sans CJK SC" style:font-size-asian="18.2000007629395pt" style:font-weight-asian="bold" style:font-name-complex="FreeSans" style:font-size-complex="18.2000007629395pt" style:font-weight-complex="600"/>
    </style:style>
    <style:style style:name="P41" style:family="paragraph" style:parent-style-name="Heading_20_2">
      <style:text-properties fo:language="de" fo:country="CH"/>
    </style:style>
    <style:style style:name="P42" style:family="paragraph" style:parent-style-name="Heading_20_2">
      <style:text-properties officeooo:rsid="00f2a557" officeooo:paragraph-rsid="00f2a557"/>
    </style:style>
    <style:style style:name="P43" style:family="paragraph" style:parent-style-name="Heading_20_3">
      <style:text-properties fo:language="de" fo:country="CH"/>
    </style:style>
    <style:style style:name="P44" style:family="paragraph" style:parent-style-name="Heading_20_3">
      <style:text-properties fo:language="de" fo:country="CH" officeooo:rsid="008881d6" officeooo:paragraph-rsid="008881d6"/>
    </style:style>
    <style:style style:name="P45" style:family="paragraph" style:parent-style-name="Heading_20_3">
      <style:text-properties fo:language="de" fo:country="CH" officeooo:rsid="008cee3a" officeooo:paragraph-rsid="008cee3a"/>
    </style:style>
    <style:style style:name="P46" style:family="paragraph" style:parent-style-name="Text_20_body" style:master-page-name="First_20_Page">
      <style:paragraph-properties style:page-number="auto" fo:break-before="page"/>
    </style:style>
    <style:style style:name="P47" style:family="paragraph" style:parent-style-name="Text_20_body" style:list-style-name="L1">
      <style:text-properties officeooo:paragraph-rsid="00f415c3"/>
    </style:style>
    <style:style style:name="P48" style:family="paragraph" style:parent-style-name="Text_20_body" style:list-style-name="L1">
      <style:text-properties style:font-name="CMU Serif" fo:font-size="10.5pt" officeooo:rsid="00f415c3" officeooo:paragraph-rsid="00f415c3"/>
    </style:style>
    <style:style style:name="P49" style:family="paragraph" style:parent-style-name="Text_20_body" style:list-style-name="L1">
      <style:text-properties style:font-name="CMU Serif" fo:font-size="10.5pt" officeooo:rsid="00f5b3f6" officeooo:paragraph-rsid="00f5b3f6"/>
    </style:style>
    <style:style style:name="P50" style:family="paragraph" style:parent-style-name="Text_20_body" style:list-style-name="L1">
      <style:text-properties officeooo:rsid="00f415c3" officeooo:paragraph-rsid="00f415c3"/>
    </style:style>
    <style:style style:name="P51" style:family="paragraph" style:parent-style-name="Text_20_body" style:list-style-name="L1">
      <style:text-properties officeooo:rsid="00f5b3f6" officeooo:paragraph-rsid="00f5b3f6"/>
    </style:style>
    <style:style style:name="P52" style:family="paragraph" style:parent-style-name="Text_20_body" style:list-style-name="L1">
      <style:text-properties officeooo:rsid="00f7ae8d" officeooo:paragraph-rsid="00f7ae8d"/>
    </style:style>
    <style:style style:name="P53" style:family="paragraph" style:parent-style-name="Text_20_body" style:list-style-name="L2">
      <style:text-properties officeooo:paragraph-rsid="00e18780"/>
    </style:style>
    <style:style style:name="P54" style:family="paragraph">
      <style:paragraph-properties fo:margin-left="0cm" fo:margin-right="0cm" fo:text-align="center" fo:text-indent="0cm" style:writing-mode="lr-tb"/>
      <style:text-properties fo:color="#000000" loext:opacity="100%" style:font-name="CMU Serif Extra1" fo:font-size="12pt"/>
    </style:style>
    <style:style style:name="P55" style:family="paragraph">
      <loext:graphic-properties draw:fill="none" draw:fill-color="#ff860d" draw:opacity="100%"/>
      <style:paragraph-properties fo:margin-left="0cm" fo:margin-right="0cm" fo:text-align="center" fo:text-indent="0cm" style:writing-mode="lr-tb"/>
      <style:text-properties fo:color="#000000" loext:opacity="100%" style:font-name="CMU Serif Extra1" fo:font-size="12pt"/>
    </style:style>
    <style:style style:name="P56" style:family="paragraph">
      <style:paragraph-properties fo:text-align="center" style:writing-mode="lr-tb"/>
      <style:text-properties fo:color="#ffffff" loext:opacity="100%" style:font-name="CMU Serif Extra1"/>
    </style:style>
    <style:style style:name="P57" style:family="paragraph">
      <loext:graphic-properties draw:fill="none" draw:fill-color="#3465a4" draw:opacity="75%"/>
      <style:paragraph-properties fo:text-align="center" style:writing-mode="lr-tb"/>
      <style:text-properties fo:color="#ffffff" loext:opacity="100%" style:font-name="CMU Serif Extra1"/>
    </style:style>
    <style:style style:name="P58" style:family="paragraph">
      <loext:graphic-properties draw:fill="none" draw:fill-color="#3465a4" draw:opacity="75%"/>
      <style:paragraph-properties fo:text-align="start" style:writing-mode="lr-tb"/>
      <style:text-properties fo:color="#ffffff" loext:opacity="100%" style:font-name="CMU Serif Extra1"/>
    </style:style>
    <style:style style:name="P59" style:family="paragraph">
      <style:paragraph-properties fo:text-align="start" style:writing-mode="lr-tb"/>
      <style:text-properties fo:color="#ffffff" loext:opacity="100%" style:font-name="CMU Serif Extra1"/>
    </style:style>
    <style:style style:name="P60" style:family="paragraph">
      <loext:graphic-properties draw:fill="solid" draw:fill-color="#0000ff"/>
      <style:paragraph-properties fo:text-align="center"/>
    </style:style>
    <style:style style:name="P61" style:family="paragraph">
      <loext:graphic-properties draw:fill="solid" draw:fill-color="#ff00ff"/>
      <style:paragraph-properties fo:text-align="center"/>
    </style:style>
    <style:style style:name="P62" style:family="paragraph">
      <loext:graphic-properties draw:fill="solid" draw:fill-color="#00ffff"/>
      <style:paragraph-properties fo:text-align="center"/>
    </style:style>
    <style:style style:name="T1" style:family="text">
      <style:text-properties style:font-name="CMU Serif1"/>
    </style:style>
    <style:style style:name="T2" style:family="text">
      <style:text-properties style:font-name="CMU Serif1" officeooo:rsid="0018e77a"/>
    </style:style>
    <style:style style:name="T3" style:family="text">
      <style:text-properties style:font-name="CMU Serif1" fo:font-size="10.5pt" fo:language="de" fo:country="CH" officeooo:rsid="00d7d893"/>
    </style:style>
    <style:style style:name="T4" style:family="text">
      <style:text-properties style:font-name="CMU Serif1" fo:language="de" fo:country="CH" officeooo:rsid="0014497d"/>
    </style:style>
    <style:style style:name="T5" style:family="text">
      <style:text-properties style:font-name="CMU Serif1" fo:language="de" fo:country="CH" officeooo:rsid="001df687"/>
    </style:style>
    <style:style style:name="T6" style:family="text">
      <style:text-properties style:font-name="CMU Serif1" fo:language="de" fo:country="CH" officeooo:rsid="0016dce2"/>
    </style:style>
    <style:style style:name="T7" style:family="text">
      <style:text-properties style:font-name="CMU Serif1" fo:language="de" fo:country="CH" officeooo:rsid="001ed948"/>
    </style:style>
    <style:style style:name="T8" style:family="text">
      <style:text-properties style:font-name="CMU Serif1" fo:language="de" fo:country="CH" officeooo:rsid="00d7d893"/>
    </style:style>
    <style:style style:name="T9" style:family="text">
      <style:text-properties style:font-name="CMU Serif1" fo:language="de" fo:country="CH" officeooo:rsid="00d7e81e"/>
    </style:style>
    <style:style style:name="T10" style:family="text">
      <style:text-properties style:font-name="CMU Serif" fo:font-size="10.5pt"/>
    </style:style>
    <style:style style:name="T11" style:family="text">
      <style:text-properties style:font-name="CMU Serif" fo:font-size="10.5pt" officeooo:rsid="002c5d52"/>
    </style:style>
    <style:style style:name="T12" style:family="text">
      <style:text-properties style:font-name="CMU Serif" fo:font-size="10.5pt" fo:language="de" fo:country="CH" officeooo:rsid="002bb688"/>
    </style:style>
    <style:style style:name="T13" style:family="text">
      <style:text-properties style:font-name="CMU Serif" fo:font-size="10.5pt" fo:language="de" fo:country="CH" officeooo:rsid="0030a54c"/>
    </style:style>
    <style:style style:name="T14" style:family="text">
      <style:text-properties style:font-name="CMU Serif" fo:font-size="10.5pt" fo:language="de" fo:country="CH" officeooo:rsid="002c5d52"/>
    </style:style>
    <style:style style:name="T15" style:family="text">
      <style:text-properties style:font-name="CMU Serif" fo:font-size="10.5pt" fo:language="de" fo:country="CH" officeooo:rsid="002fe394"/>
    </style:style>
    <style:style style:name="T16" style:family="text">
      <style:text-properties style:font-name="CMU Serif" fo:font-size="10.5pt" fo:language="de" fo:country="CH" officeooo:rsid="0031d047"/>
    </style:style>
    <style:style style:name="T17" style:family="text">
      <style:text-properties style:font-name="CMU Serif" fo:font-size="10.5pt" fo:language="de" fo:country="CH" officeooo:rsid="00320349"/>
    </style:style>
    <style:style style:name="T18" style:family="text">
      <style:text-properties style:font-name="CMU Serif" fo:font-size="10.5pt" fo:language="de" fo:country="CH" officeooo:rsid="0034bf2f"/>
    </style:style>
    <style:style style:name="T19" style:family="text">
      <style:text-properties style:font-name="CMU Serif" fo:font-size="10.5pt" fo:language="de" fo:country="CH" officeooo:rsid="00bb0276"/>
    </style:style>
    <style:style style:name="T20" style:family="text">
      <style:text-properties style:font-name="CMU Serif" fo:font-size="10.5pt" fo:language="de" fo:country="CH" officeooo:rsid="002675e2"/>
    </style:style>
    <style:style style:name="T21" style:family="text">
      <style:text-properties style:font-name="CMU Serif" fo:font-size="10.5pt" fo:language="de" fo:country="CH" officeooo:rsid="002a1f3a"/>
    </style:style>
    <style:style style:name="T22" style:family="text">
      <style:text-properties style:font-name="CMU Serif" fo:font-size="10.5pt" fo:language="de" fo:country="CH" officeooo:rsid="002a3c57"/>
    </style:style>
    <style:style style:name="T23" style:family="text">
      <style:text-properties style:font-name="CMU Serif" fo:font-size="10.5pt" fo:language="de" fo:country="CH" officeooo:rsid="00bdb240"/>
    </style:style>
    <style:style style:name="T24" style:family="text">
      <style:text-properties style:font-name="CMU Serif" fo:font-size="10.5pt" fo:language="de" fo:country="CH" officeooo:rsid="002afe95"/>
    </style:style>
    <style:style style:name="T25" style:family="text">
      <style:text-properties style:font-name="CMU Serif" fo:font-size="10.5pt" fo:language="de" fo:country="CH" style:text-underline-style="solid" style:text-underline-width="auto" style:text-underline-color="font-color" officeooo:rsid="002afe95"/>
    </style:style>
    <style:style style:name="T26" style:family="text">
      <style:text-properties style:font-name="CMU Serif" fo:font-size="10.5pt" fo:language="de" fo:country="CH" officeooo:rsid="00bf9eab"/>
    </style:style>
    <style:style style:name="T27" style:family="text">
      <style:text-properties style:font-name="CMU Serif" fo:font-size="10.5pt" fo:language="de" fo:country="CH" officeooo:rsid="00bfb8dd"/>
    </style:style>
    <style:style style:name="T28" style:family="text">
      <style:text-properties style:font-name="CMU Serif" fo:font-size="10.5pt" fo:language="de" fo:country="CH" fo:font-weight="normal" officeooo:rsid="004deeed" style:font-weight-asian="normal" style:font-weight-complex="normal"/>
    </style:style>
    <style:style style:name="T29" style:family="text">
      <style:text-properties style:font-name="CMU Serif" fo:font-size="10.5pt" fo:language="de" fo:country="CH" fo:font-weight="normal" officeooo:rsid="00db7499" style:font-weight-asian="normal" style:font-weight-complex="normal"/>
    </style:style>
    <style:style style:name="T30" style:family="text">
      <style:text-properties style:font-name="CMU Serif" fo:font-size="10.5pt" fo:language="de" fo:country="CH" fo:font-style="normal" officeooo:rsid="00c34fe6" style:font-style-asian="normal" style:font-style-complex="normal"/>
    </style:style>
    <style:style style:name="T31" style:family="text">
      <style:text-properties style:font-name="CMU Serif" fo:font-size="10.5pt" fo:language="de" fo:country="CH" fo:font-style="normal" officeooo:rsid="007db8cb" style:font-style-asian="normal" style:font-style-complex="normal"/>
    </style:style>
    <style:style style:name="T32" style:family="text">
      <style:text-properties style:font-name="CMU Serif" fo:font-size="10.5pt" fo:language="de" fo:country="CH" fo:font-style="normal" officeooo:rsid="007edf44" style:font-style-asian="normal" style:font-style-complex="normal"/>
    </style:style>
    <style:style style:name="T33" style:family="text">
      <style:text-properties style:font-name="CMU Serif" fo:font-size="10.5pt" fo:language="de" fo:country="CH" fo:font-style="normal" officeooo:rsid="00d1a9eb" style:font-style-asian="normal" style:font-style-complex="normal"/>
    </style:style>
    <style:style style:name="T34" style:family="text">
      <style:text-properties style:font-name="CMU Serif" fo:font-size="10.5pt" fo:language="de" fo:country="CH" fo:font-style="normal" officeooo:rsid="00dbb254" style:font-style-asian="normal" style:font-style-complex="normal"/>
    </style:style>
    <style:style style:name="T35" style:family="text">
      <style:text-properties style:font-name="CMU Serif" fo:font-size="10.5pt" fo:language="de" fo:country="CH" officeooo:rsid="008cee3a"/>
    </style:style>
    <style:style style:name="T36" style:family="text">
      <style:text-properties style:font-name="CMU Serif" fo:font-size="10.5pt" fo:language="de" fo:country="CH" officeooo:rsid="00c81fde"/>
    </style:style>
    <style:style style:name="T37" style:family="text">
      <style:text-properties style:font-name="CMU Serif" fo:font-size="10.5pt" fo:language="de" fo:country="CH" officeooo:rsid="00289e46"/>
    </style:style>
    <style:style style:name="T38" style:family="text">
      <style:text-properties style:font-name="CMU Serif" fo:font-size="10.5pt" fo:language="de" fo:country="CH" officeooo:rsid="00cf39f7"/>
    </style:style>
    <style:style style:name="T39" style:family="text">
      <style:text-properties style:font-name="CMU Serif" fo:font-size="10.5pt" fo:language="de" fo:country="CH" officeooo:rsid="00d05cfb"/>
    </style:style>
    <style:style style:name="T40" style:family="text">
      <style:text-properties style:font-name="CMU Serif" fo:font-size="10.5pt" fo:language="de" fo:country="CH" officeooo:rsid="002dc423"/>
    </style:style>
    <style:style style:name="T41" style:family="text">
      <style:text-properties style:font-name="CMU Serif" fo:font-size="10.5pt" fo:language="de" fo:country="CH" officeooo:rsid="00d844b2"/>
    </style:style>
    <style:style style:name="T42" style:family="text">
      <style:text-properties style:font-name="CMU Serif" fo:font-size="10.5pt" fo:language="de" fo:country="CH" officeooo:rsid="00da31a0"/>
    </style:style>
    <style:style style:name="T43" style:family="text">
      <style:text-properties style:font-name="CMU Serif" fo:font-size="10.5pt" fo:language="de" fo:country="CH" officeooo:rsid="00da661c"/>
    </style:style>
    <style:style style:name="T44" style:family="text">
      <style:text-properties style:font-name="CMU Serif" fo:font-size="10.5pt" fo:language="de" fo:country="CH" officeooo:rsid="00dd9c57"/>
    </style:style>
    <style:style style:name="T45" style:family="text">
      <style:text-properties style:font-name="CMU Serif" fo:font-size="10.5pt" fo:language="de" fo:country="CH" officeooo:rsid="00de1d7d"/>
    </style:style>
    <style:style style:name="T46" style:family="text">
      <style:text-properties style:font-name="CMU Serif" fo:font-size="10.5pt" fo:language="de" fo:country="CH" officeooo:rsid="00f866ce"/>
    </style:style>
    <style:style style:name="T47" style:family="text">
      <style:text-properties style:font-name="CMU Serif" fo:font-size="10.5pt" fo:language="de" fo:country="CH" officeooo:rsid="00fa3e68"/>
    </style:style>
    <style:style style:name="T48" style:family="text">
      <style:text-properties style:font-name="CMU Serif" fo:font-size="10.5pt" fo:language="de" fo:country="CH" officeooo:rsid="00fb2d8e"/>
    </style:style>
    <style:style style:name="T49" style:family="text">
      <style:text-properties style:font-name="CMU Serif" fo:font-size="10.5pt" fo:font-style="italic" officeooo:rsid="00a192f9" style:font-style-asian="italic" style:font-style-complex="italic"/>
    </style:style>
    <style:style style:name="T50" style:family="text">
      <style:text-properties style:font-name="CMU Serif" fo:font-size="10.5pt" fo:font-style="italic" officeooo:rsid="00a28782" style:font-style-asian="italic" style:font-style-complex="italic"/>
    </style:style>
    <style:style style:name="T51" style:family="text">
      <style:text-properties style:font-name="CMU Serif" fo:font-size="10.5pt" fo:font-style="italic" officeooo:rsid="00c70e55" style:font-style-asian="italic" style:font-style-complex="italic"/>
    </style:style>
    <style:style style:name="T52" style:family="text">
      <style:text-properties style:font-name="CMU Serif" fo:font-size="10.5pt" fo:font-style="italic" officeooo:rsid="00db7499" style:font-style-asian="italic" style:font-style-complex="italic"/>
    </style:style>
    <style:style style:name="T53" style:family="text">
      <style:text-properties style:font-name="CMU Serif" fo:font-size="10.5pt" fo:font-style="normal" style:font-style-asian="normal" style:font-style-complex="normal"/>
    </style:style>
    <style:style style:name="T54" style:family="text">
      <style:text-properties style:font-name="CMU Serif" fo:font-size="10.5pt" fo:font-style="normal" officeooo:rsid="007edf44" style:font-style-asian="normal" style:font-style-complex="normal"/>
    </style:style>
    <style:style style:name="T55" style:family="text">
      <style:text-properties style:font-name="CMU Serif" fo:font-size="10.5pt" fo:font-style="normal" officeooo:rsid="007f869a" style:font-style-asian="normal" style:font-style-complex="normal"/>
    </style:style>
    <style:style style:name="T56" style:family="text">
      <style:text-properties style:font-name="CMU Serif" fo:font-size="10.5pt" fo:font-style="normal" officeooo:rsid="00c3d97c" style:font-style-asian="normal" style:font-style-complex="normal"/>
    </style:style>
    <style:style style:name="T57" style:family="text">
      <style:text-properties style:font-name="CMU Serif" fo:font-size="10.5pt" fo:font-style="normal" officeooo:rsid="00a4513e" style:font-style-asian="normal" style:font-style-complex="normal"/>
    </style:style>
    <style:style style:name="T58" style:family="text">
      <style:text-properties style:font-name="CMU Serif" fo:font-size="10.5pt" fo:font-style="normal" officeooo:rsid="00c70e55" style:font-style-asian="normal" style:font-style-complex="normal"/>
    </style:style>
    <style:style style:name="T59" style:family="text">
      <style:text-properties style:font-name="CMU Serif" fo:font-size="10.5pt" fo:font-style="normal" officeooo:rsid="00d38342" style:font-style-asian="normal" style:font-style-complex="normal"/>
    </style:style>
    <style:style style:name="T60" style:family="text">
      <style:text-properties style:font-name="CMU Serif" fo:font-size="10.5pt" officeooo:rsid="00813175"/>
    </style:style>
    <style:style style:name="T61" style:family="text">
      <style:text-properties style:font-name="CMU Serif" fo:font-size="10.5pt" officeooo:rsid="0082958a"/>
    </style:style>
    <style:style style:name="T62" style:family="text">
      <style:text-properties style:font-name="CMU Serif" fo:font-size="10.5pt" officeooo:rsid="00bf9eab"/>
    </style:style>
    <style:style style:name="T63" style:family="text">
      <style:text-properties style:font-name="CMU Serif" fo:font-size="10.5pt" officeooo:rsid="00d05cfb"/>
    </style:style>
    <style:style style:name="T64" style:family="text">
      <style:text-properties style:font-name="CMU Serif" fo:font-size="10.5pt" officeooo:rsid="00d71f45"/>
    </style:style>
    <style:style style:name="T65" style:family="text">
      <style:text-properties style:font-name="CMU Serif" fo:font-size="10.5pt" officeooo:rsid="00d7d893"/>
    </style:style>
    <style:style style:name="T66" style:family="text">
      <style:text-properties style:font-name="CMU Serif" fo:font-size="10.5pt" officeooo:rsid="00d7e81e"/>
    </style:style>
    <style:style style:name="T67" style:family="text">
      <style:text-properties style:font-name="CMU Serif" fo:font-size="10.5pt" officeooo:rsid="00d844b2"/>
    </style:style>
    <style:style style:name="T68" style:family="text">
      <style:text-properties style:font-name="CMU Serif" fo:font-size="10.5pt" officeooo:rsid="00da31a0"/>
    </style:style>
    <style:style style:name="T69" style:family="text">
      <style:text-properties style:font-name="CMU Serif" fo:font-size="10.5pt" officeooo:rsid="00da661c"/>
    </style:style>
    <style:style style:name="T70" style:family="text">
      <style:text-properties style:font-name="CMU Serif" fo:font-size="10.5pt" officeooo:rsid="00db65dc"/>
    </style:style>
    <style:style style:name="T71" style:family="text">
      <style:text-properties style:font-name="CMU Serif" fo:font-size="10.5pt" officeooo:rsid="00db7499"/>
    </style:style>
    <style:style style:name="T72" style:family="text">
      <style:text-properties style:font-name="CMU Serif" fo:font-size="10.5pt" officeooo:rsid="00dbdd94"/>
    </style:style>
    <style:style style:name="T73" style:family="text">
      <style:text-properties style:font-name="CMU Serif" fo:font-size="10.5pt" officeooo:rsid="00dd9c57"/>
    </style:style>
    <style:style style:name="T74" style:family="text">
      <style:text-properties style:font-name="CMU Serif" fo:font-size="10.5pt" officeooo:rsid="00de1d7d"/>
    </style:style>
    <style:style style:name="T75" style:family="text">
      <style:text-properties style:font-name="CMU Serif" fo:font-size="10.5pt" officeooo:rsid="00dff471"/>
    </style:style>
    <style:style style:name="T76" style:family="text">
      <style:text-properties style:font-name="CMU Serif" fo:font-size="10.5pt" officeooo:rsid="00e18780"/>
    </style:style>
    <style:style style:name="T77" style:family="text">
      <style:text-properties style:font-name="CMU Serif" fo:font-size="10.5pt" officeooo:rsid="00e1ed54"/>
    </style:style>
    <style:style style:name="T78" style:family="text">
      <style:text-properties style:font-name="CMU Serif" fo:font-size="10.5pt" officeooo:rsid="00f2a557"/>
    </style:style>
    <style:style style:name="T79" style:family="text">
      <style:text-properties style:font-name="CMU Serif" fo:font-size="10.5pt" officeooo:rsid="00f415c3"/>
    </style:style>
    <style:style style:name="T80" style:family="text">
      <style:text-properties style:font-name="CMU Serif" fo:font-size="10.5pt" officeooo:rsid="00f5b3f6"/>
    </style:style>
    <style:style style:name="T81" style:family="text">
      <style:text-properties style:font-name="CMU Serif" fo:font-size="10.5pt" officeooo:rsid="00f7ae8d"/>
    </style:style>
    <style:style style:name="T82" style:family="text">
      <style:text-properties style:font-name="CMU Serif" fo:font-size="10.5pt" officeooo:rsid="00f866ce"/>
    </style:style>
    <style:style style:name="T83" style:family="text">
      <style:text-properties style:font-name="CMU Serif" fo:font-size="10.5pt" officeooo:rsid="00fb2d8e"/>
    </style:style>
    <style:style style:name="T84" style:family="text">
      <style:text-properties style:text-position="super 58%" style:font-name="CMU Serif" fo:font-size="10.5pt" fo:language="de" fo:country="CH" style:text-underline-style="none" officeooo:rsid="00da31a0"/>
    </style:style>
    <style:style style:name="T85" style:family="text">
      <style:text-properties style:text-position="sub 58%" style:font-name="CMU Serif" fo:font-size="10.5pt" fo:language="de" fo:country="CH" officeooo:rsid="002a1f3a"/>
    </style:style>
    <style:style style:name="T86" style:family="text">
      <style:text-properties fo:language="de" fo:country="CH"/>
    </style:style>
    <style:style style:name="T87" style:family="text">
      <style:text-properties fo:language="de" fo:country="CH" officeooo:rsid="002dc423"/>
    </style:style>
    <style:style style:name="T88" style:family="text">
      <style:text-properties fo:language="de" fo:country="CH" fo:font-style="italic" officeooo:rsid="002dc423" style:font-style-asian="italic" style:font-style-complex="italic"/>
    </style:style>
    <style:style style:name="T89" style:family="text">
      <style:text-properties fo:language="de" fo:country="CH" fo:font-style="italic" officeooo:rsid="002fe394" style:font-style-asian="italic" style:font-style-complex="italic"/>
    </style:style>
    <style:style style:name="T90" style:family="text">
      <style:text-properties fo:language="de" fo:country="CH" fo:font-style="italic" officeooo:rsid="007b97d5" style:font-style-asian="italic" style:font-style-complex="italic"/>
    </style:style>
    <style:style style:name="T91" style:family="text">
      <style:text-properties fo:language="de" fo:country="CH" officeooo:rsid="00bdb240"/>
    </style:style>
    <style:style style:name="T92" style:family="text">
      <style:text-properties fo:language="de" fo:country="CH" officeooo:rsid="00d05cfb"/>
    </style:style>
    <style:style style:name="T93" style:family="text">
      <style:text-properties fo:language="de" fo:country="CH" officeooo:rsid="00bf9eab"/>
    </style:style>
    <style:style style:name="T94" style:family="text">
      <style:text-properties fo:language="de" fo:country="CH" officeooo:rsid="00da661c"/>
    </style:style>
    <style:style style:name="T95" style:family="text">
      <style:text-properties style:font-name="CMU Serif Extra" fo:font-size="16.1000003814697pt" fo:font-weight="bold" officeooo:rsid="00320349" style:font-name-asian="Noto Sans CJK SC" style:font-size-asian="16.1000003814697pt" style:font-weight-asian="bold" style:font-name-complex="FreeSans" style:font-size-complex="16.1000003814697pt" style:font-weight-complex="bold"/>
    </style:style>
    <style:style style:name="T96" style:family="text">
      <style:text-properties style:font-name="CMU Serif Extra" fo:font-size="18.2000007629395pt" fo:font-weight="bold" officeooo:rsid="008462d2" style:font-name-asian="Noto Sans CJK SC" style:font-size-asian="18.2000007629395pt" style:font-weight-asian="bold" style:font-name-complex="FreeSans" style:font-size-complex="18.2000007629395pt" style:font-weight-complex="600"/>
    </style:style>
    <style:style style:name="T97" style:family="text">
      <style:text-properties style:font-name="CMU Serif Extra" fo:font-size="18.2000007629395pt" fo:font-weight="bold" officeooo:rsid="0087f884" style:font-name-asian="Noto Sans CJK SC" style:font-size-asian="18.2000007629395pt" style:font-weight-asian="bold" style:font-name-complex="FreeSans" style:font-size-complex="18.2000007629395pt" style:font-weight-complex="600"/>
    </style:style>
    <style:style style:name="T98" style:family="text">
      <style:text-properties fo:font-style="italic" style:font-style-asian="italic" style:font-style-complex="italic"/>
    </style:style>
    <style:style style:name="T99" style:family="text">
      <style:text-properties fo:font-style="italic" officeooo:rsid="00db7499" style:font-style-asian="italic" style:font-style-complex="italic"/>
    </style:style>
    <style:style style:name="T100" style:family="text">
      <style:text-properties fo:font-style="normal" style:font-style-asian="normal" style:font-style-complex="normal"/>
    </style:style>
    <style:style style:name="T101" style:family="text">
      <style:text-properties officeooo:rsid="007f869a"/>
    </style:style>
    <style:style style:name="T102" style:family="text">
      <style:text-properties officeooo:rsid="0081049d"/>
    </style:style>
    <style:style style:name="T103" style:family="text">
      <style:text-properties officeooo:rsid="00813175"/>
    </style:style>
    <style:style style:name="T104" style:family="text">
      <style:text-properties officeooo:rsid="0082f735"/>
    </style:style>
    <style:style style:name="T105" style:family="text">
      <style:text-properties style:text-position="0% 100%" style:font-name="CMU Serif" fo:font-size="10.5pt" fo:language="de" fo:country="CH" officeooo:rsid="00bdb240"/>
    </style:style>
    <style:style style:name="T106" style:family="text">
      <style:text-properties style:text-position="0% 100%" fo:font-size="10.5pt" fo:language="de" fo:country="CH"/>
    </style:style>
    <style:style style:name="T107" style:family="text">
      <style:text-properties style:text-position="0% 100%" fo:font-size="10.5pt" fo:language="de" fo:country="CH" officeooo:rsid="00bdb240"/>
    </style:style>
    <style:style style:name="T108" style:family="text">
      <style:text-properties style:text-position="0% 100%" style:font-name="FreeMono" fo:font-size="10.5pt" fo:language="de" fo:country="CH" officeooo:rsid="00bdb240"/>
    </style:style>
    <style:style style:name="T109" style:family="text">
      <style:text-properties style:font-name="FreeMono" fo:language="de" fo:country="CH" officeooo:rsid="00bdb240"/>
    </style:style>
    <style:style style:name="T110" style:family="text">
      <style:text-properties officeooo:rsid="00c3d97c"/>
    </style:style>
    <style:style style:name="T111" style:family="text">
      <style:text-properties officeooo:rsid="00d7d893"/>
    </style:style>
    <style:style style:name="T112" style:family="text">
      <style:text-properties officeooo:rsid="00d7e81e"/>
    </style:style>
    <style:style style:name="T113" style:family="text">
      <style:text-properties officeooo:rsid="00d844b2"/>
    </style:style>
    <style:style style:name="T114" style:family="text">
      <style:text-properties style:font-name="CMU Serif Extra1" fo:font-weight="normal" style:font-weight-asian="normal" style:font-weight-complex="normal"/>
    </style:style>
    <style:style style:name="T115" style:family="text">
      <style:text-properties style:font-name="CMU Serif Extra1" fo:language="de" fo:country="CH" officeooo:rsid="00da661c"/>
    </style:style>
    <style:style style:name="T116" style:family="text">
      <style:text-properties officeooo:rsid="00da661c"/>
    </style:style>
    <style:style style:name="T117" style:family="text">
      <style:text-properties officeooo:rsid="00db65dc"/>
    </style:style>
    <style:style style:name="T118" style:family="text">
      <style:text-properties officeooo:rsid="00db7499"/>
    </style:style>
    <style:style style:name="T119" style:family="text">
      <style:text-properties officeooo:rsid="00dbb254"/>
    </style:style>
    <style:style style:name="T120" style:family="text">
      <style:text-properties officeooo:rsid="00dbdd94"/>
    </style:style>
    <style:style style:name="T121" style:family="text">
      <style:text-properties officeooo:rsid="00dd9c57"/>
    </style:style>
    <style:style style:name="T122" style:family="text">
      <style:text-properties officeooo:rsid="00de1d7d"/>
    </style:style>
    <style:style style:name="T123" style:family="text">
      <style:text-properties officeooo:rsid="00dff471"/>
    </style:style>
    <style:style style:name="T124" style:family="text">
      <style:text-properties officeooo:rsid="00e18780"/>
    </style:style>
    <style:style style:name="T125" style:family="text">
      <style:text-properties officeooo:rsid="00e1ed54"/>
    </style:style>
    <style:style style:name="T126" style:family="text">
      <style:text-properties fo:font-size="14pt" officeooo:rsid="00ae3150" style:font-size-asian="18pt" style:font-size-complex="18pt"/>
    </style:style>
    <style:style style:name="T127" style:family="text">
      <style:text-properties fo:font-size="18pt" officeooo:rsid="00ae3150" style:font-size-asian="18pt" style:font-size-complex="18pt"/>
    </style:style>
    <style:style style:name="T128" style:family="text">
      <style:text-properties officeooo:rsid="00f2a557"/>
    </style:style>
    <style:style style:name="T129" style:family="text">
      <style:text-properties officeooo:rsid="00f866ce"/>
    </style:style>
    <style:style style:name="T130" style:family="text">
      <style:text-properties officeooo:rsid="00fa3e68"/>
    </style:style>
    <style:style style:name="T131" style:family="text">
      <style:text-properties officeooo:rsid="00fc398e"/>
    </style:style>
    <style:style style:name="T132" style:family="text">
      <style:text-properties fo:color="#000000" loext:opacity="100%" style:font-name="CMU Serif Extra1" fo:font-size="24pt" style:font-size-asian="20pt" style:font-size-complex="24pt"/>
    </style:style>
    <style:style style:name="T133" style:family="text">
      <style:text-properties fo:color="#000000" loext:opacity="100%" style:font-name="CMU Serif Extra1" fo:font-size="54pt" style:font-size-asian="44pt" style:font-size-complex="54pt"/>
    </style:style>
    <style:style style:name="T134" style:family="text">
      <style:text-properties fo:color="#ffffff" loext:opacity="100%" style:font-name="CMU Serif Extra1" fo:font-size="18pt" style:font-size-asian="15pt" style:font-size-complex="18pt"/>
    </style:style>
    <style:style style:name="T135" style:family="text">
      <style:text-properties fo:color="#000000" loext:opacity="100%" style:font-name="CMU Serif Extra1" fo:font-size="22pt" style:font-size-asian="18pt" style:font-size-complex="22pt"/>
    </style:style>
    <style:style style:name="T136" style:family="text">
      <style:text-properties fo:color="#000000" loext:opacity="100%" style:font-name="CMU Serif Extra1" fo:font-size="48pt" style:font-size-asian="40pt" style:font-size-complex="48pt"/>
    </style:style>
    <style:style style:name="T137" style:family="text">
      <style:text-properties fo:color="#ffffff" loext:opacity="100%" style:font-name="CMU Serif Extra1" fo:font-size="22pt" style:font-size-asian="18pt" style:font-size-complex="22pt"/>
    </style:style>
    <style:style style:name="T138" style:family="text">
      <style:text-properties fo:color="#ffffff" loext:opacity="100%" style:font-name="CMU Serif Extra1" fo:font-size="48pt" style:font-size-asian="40pt" style:font-size-complex="4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101cm" svg:stroke-color="#ffffff" draw:marker-start-width="0.499cm" draw:marker-end-width="0.499cm" draw:fill="none" draw:fill-color="#ff860d" draw:opacity="100%" draw:textarea-horizontal-align="justify" draw:textarea-vertical-align="middle" draw:auto-grow-height="false" fo:min-height="3.399cm" fo:min-width="3.399cm" fo:padding-top="0.049cm" fo:padding-bottom="0.049cm" fo:padding-left="0.049cm" fo:padding-right="0.049cm" draw:shadow-opacity="100%"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1cm" svg:stroke-color="#ffffff" draw:marker-start-width="0.499cm" draw:marker-end-width="0.499cm" draw:fill="none" draw:fill-color="#3465a4" draw:opacity="75%" draw:textarea-horizontal-align="justify" draw:textarea-vertical-align="middle" draw:auto-grow-height="false" fo:min-height="4.397cm" fo:min-width="3.397cm" fo:padding-top="-0.95cm" fo:padding-bottom="0.049cm" fo:padding-left="0.049cm" fo:padding-right="0.049cm" draw:shadow-opacity="75%"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101cm" svg:stroke-color="#ffffff" draw:marker-start-width="0.499cm" draw:marker-end-width="0.499cm" draw:fill="none" draw:fill-color="#3465a4" draw:opacity="75%" draw:textarea-horizontal-align="justify" draw:textarea-vertical-align="middle" draw:auto-grow-height="false" fo:min-height="4.397cm" fo:min-width="3.397cm" fo:padding-top="-0.95cm" fo:padding-bottom="0.049cm" fo:padding-left="0.049cm" fo:padding-right="0.049cm" draw:shadow-opacity="75%"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0000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ff00ff" draw:textarea-horizontal-align="justify" draw:textarea-vertical-align="middle" draw:auto-grow-height="false" fo:min-height="3.496cm" fo:min-width="3.489cm" style:run-through="foreground"/>
    </style:style>
    <style:style style:name="gr7" style:family="graphic">
      <style:graphic-properties draw:stroke="none" draw:fill="solid" draw:fill-color="#00ffff" draw:textarea-horizontal-align="justify" draw:textarea-vertical-align="middle" draw:auto-grow-height="false" fo:min-height="3.484cm" fo:min-width="3.49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1" draw:z-index="1" draw:name="Shape2" draw:style-name="gr4" draw:text-style-name="P60" svg:width="1.355cm" svg:height="0.447cm" draw:transform="rotate (-2.41309222380736) translate (7.57101140954287cm 6.08836129119673cm)" svg:viewBox="0 0 1356 448" draw:points="0,448 307,448 690,362 952,258 1196,120 1356,13 1116,0 808,56 518,175 287,281 120,385 8,439">
        <text:p/>
      </draw:polygon>
      <text:p text:style-name="P46"><draw:custom-shape text:anchor-type="paragraph" draw:z-index="5" draw:name="Shape1_0" draw:style-name="gr1" draw:text-style-name="P55" svg:width="4.945cm" svg:height="4.945cm" svg:x="4.438cm" svg:y="3.154cm"><text:p text:style-name="P54"><text:span text:style-name="T132">zum</text:span><text:span text:style-name="T133"><text:line-break/></text:span><text:span text:style-name="T133">Sol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2" draw:text-style-name="P58" svg:width="4.943cm" svg:height="4.943cm" svg:x="0.316cm" svg:y="0.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text:anchor-type="paragraph" draw:z-index="0" draw:name="Shape3" draw:style-name="gr5"><draw:custom-shape draw:style-name="gr6" draw:text-style-name="P61" svg:width="4.933cm" svg:height="4.943cm" svg:x="0.316cm" svg:y="0.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62" svg:width="4.945cm" svg:height="4.924cm" svg:x="4.438cm" svg:y="3.17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2"><draw:custom-shape text:anchor-type="paragraph" draw:z-index="4" draw:name="Shape1" draw:style-name="gr2" draw:text-style-name="P57" svg:width="4.943cm" svg:height="4.943cm" svg:x="0.316cm" svg:y="0.356cm"><text:p text:style-name="P56"><text:span text:style-name="T134"/></text:p><text:p text:style-name="P56"><text:span text:style-name="T135">Vom</text:span><text:span text:style-name="T136"><text:line-break/></text:span><text:span text:style-name="T136">Se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3" draw:text-style-name="P58" svg:width="4.943cm" svg:height="4.943cm" svg:x="0.316cm" svg:y="0.356cm"><text:p text:style-name="P59"><text:span text:style-name="T134"/></text:p><text:p text:style-name="P59"><text:span text:style-name="T137">Vom</text:span><text:span text:style-name="T138"><text:line-break/></text:span><text:span text:style-name="T138">Se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126">Die</text:span><text:span text:style-name="T127"> <text:line-break/>Ethik der Stabilität <text:line-break/></text:span><text:span text:style-name="T126">als möglicher Kandidat</text:span></text:p>
      <text:p text:style-name="P33">von</text:p>
      <text:p text:style-name="P33">Reto Weber</text:p>
      <text:p text:style-name="P31"/>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25"><text:a xlink:type="simple" xlink:href="#__RefHeading___Toc554_971908180" text:style-name="Index_20_Link" text:visited-style-name="Index_20_Link">1 Einleitung<text:tab/>2</text:a></text:p>
          <text:p text:style-name="P26"><text:a xlink:type="simple" xlink:href="#__RefHeading___Toc556_971908180" text:style-name="Index_20_Link" text:visited-style-name="Index_20_Link">1.1 Vorwort<text:tab/>2</text:a></text:p>
          <text:p text:style-name="P26"><text:a xlink:type="simple" xlink:href="#__RefHeading___Toc558_971908180" text:style-name="Index_20_Link" text:visited-style-name="Index_20_Link">1.2 Theorie und Archetypen<text:tab/>4</text:a></text:p>
          <text:p text:style-name="P26"><text:a xlink:type="simple" xlink:href="#__RefHeading___Toc560_971908180" text:style-name="Index_20_Link" text:visited-style-name="Index_20_Link">1.3 Mein Person<text:tab/>7</text:a></text:p>
          <text:p text:style-name="P26"><text:a xlink:type="simple" xlink:href="#__RefHeading___Toc562_971908180" text:style-name="Index_20_Link" text:visited-style-name="Index_20_Link">1.4 Ablauf<text:tab/>7</text:a></text:p>
          <text:p text:style-name="P25"><text:a xlink:type="simple" xlink:href="#__RefHeading___Toc564_971908180" text:style-name="Index_20_Link" text:visited-style-name="Index_20_Link">2 Muster<text:tab/>8</text:a></text:p>
          <text:p text:style-name="P26"><text:a xlink:type="simple" xlink:href="#__RefHeading___Toc566_971908180" text:style-name="Index_20_Link" text:visited-style-name="Index_20_Link">2.1 Welche Muster existieren?<text:tab/>14</text:a></text:p>
          <text:p text:style-name="P25"><text:a xlink:type="simple" xlink:href="#__RefHeading___Toc568_971908180" text:style-name="Index_20_Link" text:visited-style-name="Index_20_Link">3 Der Imperativ: Stabilität<text:tab/>16</text:a></text:p>
          <text:p text:style-name="P26"><text:a xlink:type="simple" xlink:href="#__RefHeading___Toc843_1793407927" text:style-name="Index_20_Link" text:visited-style-name="Index_20_Link">3.1 Einwände<text:tab/>18</text:a></text:p>
          <text:p text:style-name="P26"><text:a xlink:type="simple" xlink:href="#__RefHeading___Toc845_1793407927" text:style-name="Index_20_Link" text:visited-style-name="Index_20_Link">3.2 Beispiel: Sklaverei<text:tab/>21</text:a></text:p>
          <text:p text:style-name="P25"><text:a xlink:type="simple" xlink:href="#__RefHeading___Toc995_3589360547" text:style-name="Index_20_Link" text:visited-style-name="Index_20_Link">4 Kontinuität<text:tab/>23</text:a></text:p>
          <text:p text:style-name="P25"><text:a xlink:type="simple" xlink:href="#__RefHeading___Toc997_3589360547" text:style-name="Index_20_Link" text:visited-style-name="Index_20_Link">5 Variabilität<text:tab/>25</text:a></text:p>
          <text:p text:style-name="P25"><text:a xlink:type="simple" xlink:href="#__RefHeading___Toc999_3589360547" text:style-name="Index_20_Link" text:visited-style-name="Index_20_Link">6 Die Ethik der Stabilität<text:tab/>27</text:a></text:p>
          <text:p text:style-name="P26"><text:a xlink:type="simple" xlink:href="#__RefHeading___Toc1297_3589360547" text:style-name="Index_20_Link" text:visited-style-name="Index_20_Link">6.1 Analyseschichten<text:tab/>29</text:a></text:p>
          <text:p text:style-name="P26"><text:a xlink:type="simple" xlink:href="#__RefHeading___Toc1001_3589360547" text:style-name="Index_20_Link" text:visited-style-name="Index_20_Link">6.2 Beispiele<text:tab/>31</text:a></text:p>
          <text:p text:style-name="P27"><text:a xlink:type="simple" xlink:href="#__RefHeading___Toc1299_3589360547" text:style-name="Index_20_Link" text:visited-style-name="Index_20_Link">6.2.1 Überlebensdrang von Mustern<text:tab/>31</text:a></text:p>
          <text:p text:style-name="P27"><text:a xlink:type="simple" xlink:href="#__RefHeading___Toc1301_3589360547" text:style-name="Index_20_Link" text:visited-style-name="Index_20_Link">6.2.2 Selfish Gene<text:tab/>31</text:a></text:p>
          <text:p text:style-name="P27"><text:a xlink:type="simple" xlink:href="#__RefHeading___Toc1303_3589360547" text:style-name="Index_20_Link" text:visited-style-name="Index_20_Link">6.2.3 Sklaverei<text:tab/>32</text:a></text:p>
          <text:p text:style-name="P27"><text:a xlink:type="simple" xlink:href="#__RefHeading___Toc1305_3589360547" text:style-name="Index_20_Link" text:visited-style-name="Index_20_Link">6.2.4 Partei der Stabilität<text:tab/>34</text:a></text:p>
          <text:p text:style-name="P27"><text:a xlink:type="simple" xlink:href="#__RefHeading___Toc1307_3589360547" text:style-name="Index_20_Link" text:visited-style-name="Index_20_Link">6.2.5 Die Moderne<text:tab/>34</text:a></text:p>
          <text:p text:style-name="P27"><text:a xlink:type="simple" xlink:href="#__RefHeading___Toc1309_3589360547" text:style-name="Index_20_Link" text:visited-style-name="Index_20_Link">6.2.6 Religion<text:tab/>35</text:a></text:p>
          <text:p text:style-name="P27"><text:a xlink:type="simple" xlink:href="#__RefHeading___Toc1311_3589360547" text:style-name="Index_20_Link" text:visited-style-name="Index_20_Link">6.2.7 Atheismus<text:tab/>36</text:a></text:p>
          <text:p text:style-name="P27"><text:a xlink:type="simple" xlink:href="#__RefHeading___Toc1313_3589360547" text:style-name="Index_20_Link" text:visited-style-name="Index_20_Link">6.2.8 Moderne Arbeit<text:tab/>37</text:a></text:p>
          <text:p text:style-name="P27"><text:soft-page-break/><text:a xlink:type="simple" xlink:href="#__RefHeading___Toc1315_3589360547" text:style-name="Index_20_Link" text:visited-style-name="Index_20_Link">6.2.9 Aufklärung<text:tab/>37</text:a></text:p>
          <text:p text:style-name="P27"><text:a xlink:type="simple" xlink:href="#__RefHeading___Toc1317_3589360547" text:style-name="Index_20_Link" text:visited-style-name="Index_20_Link">6.2.10 Freier Wille<text:tab/>38</text:a></text:p>
          <text:p text:style-name="P27"><text:a xlink:type="simple" xlink:href="#__RefHeading___Toc1319_3589360547" text:style-name="Index_20_Link" text:visited-style-name="Index_20_Link">6.2.11 Absolute Wahrheit<text:tab/>38</text:a></text:p>
          <text:p text:style-name="P25"><text:a xlink:type="simple" xlink:href="#__RefHeading___Toc1321_3589360547" text:style-name="Index_20_Link" text:visited-style-name="Index_20_Link">7 Abschluss<text:tab/>39</text:a></text:p>
          <text:p text:style-name="P26"><text:a xlink:type="simple" xlink:href="#__RefHeading___Toc1323_3589360547" text:style-name="Index_20_Link" text:visited-style-name="Index_20_Link">7.1 Dank<text:tab/>39</text:a></text:p>
        </text:index-body>
      </text:table-of-content>
      <text:p text:style-name="P11"/>
      <text:h text:style-name="P39" text:outline-level="1"/>
      <text:h text:style-name="P40" text:outline-level="1"><text:bookmark-start text:name="__RefHeading___Toc554_971908180"/>Einleitung<text:bookmark-end text:name="__RefHeading___Toc554_971908180"/></text:h>
      <text:h text:style-name="P41" text:outline-level="2"><text:bookmark-start text:name="__RefHeading___Toc556_971908180"/>Vorwort<text:bookmark-end text:name="__RefHeading___Toc556_971908180"/></text:h>
      <text:p text:style-name="P15">Stellen Sie sich vor. Sie haben eine Theorie entwickelt die viele der grossen Fragen, wenn nicht<text:span text:style-name="T131"> </text:span>beantwortet, dann zumindest hilft sie zu erkunden. Fragen wie: Warum gibt es Religion? Warum Familien? Warum Diktaturen? Und warum Demokratien? Warum es schlechte Gefühle gibt und damit, warum es Leid gibt. Sie hilft, zu sehen, was gesunde und welches kranke Religionen sind. Die Theorie scheint Ihnen einleuchtend, ja schon fast trivial. <text:span text:style-name="T65">U</text:span>nd doch haben Sie sie noch von niemandem gehört. Dazu kommt jedoch, dass sie keinerlei Autorität haben. Warum sollten gerade Sie eine solche Theorie entwickelt haben? Sie haben weder Geschichte, noch Soziologie, Philosophie oder Psychologie studiert. Warum soll sich ein Mensch Zeit nehme<text:bookmark text:name="decorator-corrected-entity-id-39"/>n, Ihre Theorie zu lesen, durch zudenken und eine Rückmeldung zu geben? Was hätten sie für Möglichkeiten? Was am wahrscheinlichsten ist, is<text:bookmark text:name="decorator-corrected-entity-id-42"/>t, dass jemand die Theorie bereits entwickelt<text:bookmark text:name="decorator-corrected-entity-id-45"/>e, aber Sie <text:span text:style-name="T65">wissen</text:span> nicht<text:span text:style-name="T111">s</text:span> davon. <text:span text:style-name="T4">Sie können jetzt recherchieren, stossen auf religiöse Gurus, die glauben, auch diese Fragen beantworten zu können. Sind Sie auch ein Guru? Genau wie diese haben Sie keinerlei Autorität von den etablierten Institutionen. Sie recherchieren weiter. Entdecken dass es ganz ähnliche Theorien gibt. </text:span><text:span text:style-name="T8">Diese</text:span><text:span text:style-name="T4"> jedoch immer den so offensichtlichen Schritt nicht machen. Den Schritt, der dann den Anspruch erheben kan</text:span><text:bookmark text:name="decorator-corrected-entity-id-59"/><text:span text:style-name="T4">n, normativ gedacht zu werden. Also zu bewerten was “gute” </text:span><text:span text:style-name="T3">und </text:span><text:span text:style-name="T4">“schlechte” ist. Sie sehen, dass sie genereller sind als die Wirtschaftstheoretiker, auch genereller als die </text:span><text:soft-page-break/><text:span text:style-name="T4">Evolutionsbiologen. Ja ähnlich generell wie die Physik, jedoch mit ganz klarem und konkreten Bezug auf das persönliche Leben. Nicht abstrakt und mit vielen Formeln.</text:span></text:p>
      <text:p text:style-name="P15">Wie Sie mit Sicherheit schon erahnt haben, glaube ich mich in dieser Situation zu befinden. Doch ich bin mir bewusst, dass ich hier eher ein unabsichtliches Plagiat beschreiben werde, als komischer Guru angesehen werde <text:span text:style-name="T111">oder, dass es als trivial beschrieben wird,</text:span> als dass ich etwas mit Wert für die Menschheit entdeckt habe. <text:span text:style-name="T4">Doch ich weiss nich</text:span><text:bookmark text:name="decorator-corrected-entity-id-73"/><text:span text:style-name="T4">t, warum es nicht stimmen soll. Das Einzig</text:span><text:bookmark text:name="decorator-corrected-entity-id-82"/><text:span text:style-name="T4">e, was mir bleib</text:span><text:bookmark text:name="decorator-corrected-entity-id-91"/><text:span text:style-name="T4">t, ist es der Öffentlichkeit zu präsentieren. </text:span><text:span text:style-name="T3">D</text:span><text:span text:style-name="T4">amit intelligentere und gebildetere Menschen als ich, meine Theorie prüfen können. Ich sehe auch die Problematik meiner Theorie und werde dies</text:span><text:bookmark text:name="decorator-corrected-entity-id-99"/><text:span text:style-name="T4">e beleuchten müssen.</text:span></text:p>
      <text:p text:style-name="Text_20_body">Warum sollten Sie diesen Text lesen? Ich weiss es nicht. Wollen Sie Teil sein, daran, dass eine lächerliche Theorie entlarvt wird? Dann lesen Sie und kritisieren <text:span text:style-name="T64">S</text:span>ie. Möchten Sie die Theorie verstehen<text:bookmark text:name="decorator-corrected-entity-id-106"/>, präzisieren und robuster machen? Dann lesen <text:span text:style-name="T65">S</text:span>ie und kritisieren Sie. Möchten Sie Ihre Zeit nicht mit irgendwelchen lächerlichen Gedanken eines unbedeutenden Menschen verschwenden? Dann sind Sie wahrscheinlich weise und legen den Text wieder weg. Ich danke Ihnen aber, dass Sie zumindest diesen Abschnitt gelesen haben.</text:p>
      <text:p text:style-name="Text_20_body">Ich möchte diese Einleitung hier platziere<text:bookmark text:name="decorator-corrected-entity-id-112"/>n, um mich von Gurus abzugrenzen. Ich sehe, dass es schon fast lächerlich ist, eine allumfassende Theorie aufzustelle<text:bookmark text:name="decorator-corrected-entity-id-117"/>n, und erwarte nicht, dass sie Erfolg haben wird.<text:span text:style-name="T6"> Und nach dieser Einleitung mit meiner ganzen Selbstdegradierung bliebe noch die Frage: Warum den Text schreiben, wenn ich all diese negativen Erwartungen habe.</text:span></text:p>
      <text:p text:style-name="Text_20_body"><text:soft-page-break/>Ich glaub<text:bookmark text:name="decorator-corrected-entity-id-135"/>e, um Schritte <text:bookmark text:name="decorator-corrected-entity-id-129"/>vorwärtszukommen, als Mensch oder als Menschheit, muss man auch Dinge wagen die kleine Erfolgsaussichten haben. Doch ist meine Theorie nützlich und wird von einigen anerkannt, dann habe ich für diese Personen wahrscheinlich einen grossen Nutzen damit erzeugt. Einzig auf diese Hoffnung baue ich die Begründung gegen aussen für diesen Text. Gegen innen kommt der menschliche Trieb dazu. Manchmal wird man vom Leben gedrängt etwas zu machen. Man kriegt den Gedanken nicht mehr los und muss es einfach probieren. Wenn nicht, dann denkt man sich: Was wär<text:bookmark text:name="decorator-corrected-entity-id-144"/>e, wohl passiert hätte ich es getan.</text:p>
      <text:h text:style-name="P41" text:outline-level="2"><text:bookmark-start text:name="__RefHeading___Toc558_971908180"/>Theorie und Archetypen<text:bookmark-end text:name="__RefHeading___Toc558_971908180"/></text:h>
      <text:p text:style-name="Text_20_body">Ich hörte mal: Theorien seien wichtig, weil sie das unwesentliche und auch von Fall zu Fall unterschiedliche entfernen und dennoch Resultate liefern können. Ich glaube jedoch, dass es bereits vor den wissenschaftlichen Theorien eine Form gab, das <text:bookmark text:name="decorator-corrected-entity-id-155"/>Unwesentliche wegzulassen. Und zwar ist der Mensch ein narratives Wesen. Wir denken und leben in Geschichten. Und während die Algebra die Theorie der Arithmetik oder die Psychologie die Theorie des menschlichen Einzelverhaltens ist, so kann man sagen, dass Archetypen <text:span text:style-name="T66">und</text:span> Legenden die «Theorie» der einzelnen Geschichte <text:span text:style-name="T66">sind</text:span>. Ich möchte dies etwas ausführen.</text:p>
      <text:p text:style-name="P20">Es gibt gewissen Geschichten, die es wert sind immer und immer wieder erzählt zu werden. Sie müssen aktualisiert werden, damit die <text:bookmark text:name="decorator-corrected-entity-id-159"/>Hörenden einen Bezug machen können. <text:span text:style-name="T66">D</text:span>och im Grunde bleibt es dieselbe Geschichte. Diese Geschichten kann man zwar deuten und sagen, was sie für die Gesellschaft, für die Geschlechterrollen, für mein persönliches <text:soft-page-break/>Leben bedeuten; <text:bookmark text:name="decorator-corrected-entity-id-162"/>doch das geht schon einen Schritt weiter. Die Geschichte hat auch ungedeutet einen Wert.</text:p>
      <text:p text:style-name="Text_20_body">Geschichten sprechen uns an. Wir identifizieren uns einmal mit der einen Figur und dann mit der anderen. Jesus war ein Meister der Erzählungen. Oft hat er zu diesem Stilmittel gegriffen. Sie wurden dann oft gedeutet, doch meist wahrscheinlich falsch. Denn bei jeder Deutung lässt man wieder einiges der Geschichte weg und vielleicht genau der Teil, der jemanden angesprochen hätte. Wird beim Gleichnis des verlorenen Sohnes der Vater direkt gedeutet als: «Damit ist Gott gemeint.» Dann verliert man, dass auch Väter sich so verhalten oder vielleicht sogar so verhalten sollten. Deuten wir diese Geschichte nur auf den Vater, dann verlieren wir hier einige wichtige Einsichten über Gott. Und wenn man alle Deutungen immer erwähnen will, dann wird aus einer Geschichte, die nur 26 Sätze lang ist, ein Buch. Es ist besse<text:bookmark text:name="decorator-corrected-entity-id-167"/>r, einfach die Geschichte zu erzählen. Jesus hat versucht, die Geschichten schon fast archetypisch zu erzählen. Die Figuren haben keine Namen, sehr wenig Charakter. Alles ist nur da, um die Geschichte zu unterstützen, und nicht mehr.</text:p>
      <text:p text:style-name="Text_20_body">Für diejenigen, die nicht vertraut sind mit der Geschichte des verlorenen Sohnes, ist Disney die Anlaufstelle. Sie machen es klassisch; nicht wie Jesus. Sie erzählen dieselbe Geschichte, wieder und wieder, aber mit anderen Figuren. Und natürlich sind an jeder Stelle einige Details anders und beleuchten andere Aspekte der Geschichte.</text:p>
      <text:p text:style-name="Text_20_body">Aber hier einige Beispiele. Die <text:bookmark text:name="decorator-corrected-entity-id-179"/>archetypische Geschichte, eine Frau zähmt durch Ihre Liebe einen wilden Mann, der dann noch immer wild aber handelbar ist: «Die Schöne und das Biest», «Hulk», «Tarzan». Die Underdog-Story, also jemand erreicht grosses von dem man es nicht erwartet: <text:soft-page-break/>«Mulan», «Das grosse Krabbeln». Und es gibt noch viel mehr solche Archetypen. Ich bin kein Expert<text:bookmark text:name="decorator-corrected-entity-id-207"/>e, was diese <text:span text:style-name="T66">anbelangt</text:span>. Doch eigentlich hat man, wenn man «Hulk» gesehen hat, in einem gewissen Sinne «Tarzan» und «Die Schöne und das Biest» bereits gesehen. Das <text:bookmark text:name="decorator-corrected-entity-id-213"/>Schwierige ist jedoch die Archetypen-Geschichte so zu erzählen, dass sie die Menschen trifft. Wenn ich sage: «Die Geschicht<text:bookmark text:name="decorator-corrected-entity-id-218"/>e, in der eine Frau einen wilden Mann durch Ihre Liebe zähmt.» Dann muss niemand weinen. Kein Mann identifiziert sich mit diesem Mann. Doch schaut man «Tarzan», dann schon.</text:p>
      <text:p text:style-name="Text_20_body">Wir haben also eingeführt, dass Archetypen für Geschichten wie die Theorie zu dem Versuch ist. Meine Theorie werde ich versuchen, auf beiden Ebenen zu erläutern. Ich versuche, Geschichten zu erzählen. Veranschaulichungen die, die Theorie verdeutlichen sollen. Dies ist leider meiner Meinung nach <text:span text:style-name="T66">nicht der beste </text:span>Weg. Optimalerweise hat man eine Geschichte und deutet sie. Ich erfinde eine «Geschichte» um die Theorie greifbar zu machen. Denn s<text:bookmark text:name="decorator-corrected-entity-id-319"/>o, wie ich es mache, wird von Anfang an klar sein (mir zumindest), worauf es raus läuft. Und das ist gerade <text:bookmark text:name="decorator-corrected-entity-id-326"/>weltfremd, doch ich kann es nicht besser. <text:span text:style-name="T112">Es sei mir zu verzeihen.</text:span></text:p>
      <text:p text:style-name="Text_20_body">Wie auch immer. Andersrum, also von der Geschichte zur Theorie fällt mir schwer. Wenn ich jedoch eine Geschichte nehmen müsst um meine Theorie zu analogieren, dann wäre es der Kampf von Chaos und Ordnung. Dies ist ein Archetyp, der meist in den Religionen behandelt wird. Yin und Yang im Daoismus. In der Bibel, die Schöpfung aus dem Chaos (Tohuwabohu). In der babylonischen Religion: Tiamat gegen Marduk. Sie alle zeigen, wie man sich dem Chaos stellen muss und dadurch etwas <text:bookmark text:name="decorator-corrected-entity-id-332"/>Neues entstehen kann.</text:p>
      <text:h text:style-name="P41" text:outline-level="2"><text:bookmark-start text:name="__RefHeading___Toc560_971908180"/><text:soft-page-break/><text:span text:style-name="T2">M</text:span><text:span text:style-name="T1">ein Person</text:span><text:bookmark-end text:name="__RefHeading___Toc560_971908180"/></text:h>
      <text:p text:style-name="Text_20_body">Ich bin, wie erwähnt, nicht qualifiziert diese Theorie aufzustellen. Ich bin zu wenig gebildet, um zu wisse<text:bookmark text:name="decorator-corrected-entity-id-339"/>n, ob die Theorie schon existiert. Ich bin vom falschen Fach als, dass ich die Theorie so beschreiben könnte, dass sie mit dem üblichen Vokabular der Soziologie oder Philosophie verstanden werden kann. Sie bedarf einiger Überarbeitung von Personen mit genau diesem Wissen. Gleichzeitig erlaubt natürlich ein unbeschriebenes Blatt, Dinge frisch zu betrachten ohne den Ballast von alten Theorien und eine Sprache zu verwenden, die ein neues Publikum erreichen kann. Das Risiko dabei ist, dass ich in einigen Punkten, wenn nicht sogar gesamthaft, hier das Rad neu erfinde.</text:p>
      <text:p text:style-name="Text_20_body">Ich habe Informatik studiert an der ETH-Zürich. Dort wurde mein Verstand gefordert und geschärft. Ich bin bekennender Christ. Diese Einstellung war und ist prägend für mich. Die Spannung von Glaube und Wissenschaft hat auch einen wesentlichen Beitrag zu dieser Theorie beigetragen. Doch ich versuche, so analytisch und präzise zu bleiben, wie mir möglich ist.<text:span text:style-name="T5"> </text:span><text:span text:style-name="T7">Ich werde nicht alles auf die Bibel hin interpretieren. Dies ist auch nicht ein missionierender Text im Schafspelz. Meine Prägung kommt jedoch von dem christlichen Glauben und von der Informatik (und damit Mathematik). Und daher werde ich meine Begriffe, mit Ideen geborgt aus diesen zwei Welten, erklären. Nicht weil ich diese Welten als den anderen überlegen glaube, sondern aus Bequemlichkeit. Auf diese Art kann ich meine Gedanken so kommunizieren, wie ich sie auch denke. </text:span><text:span text:style-name="T9">Ich versuche aber die religiöse Sprache auf </text:span><text:soft-page-break/><text:span text:style-name="T9">ein Minimum zu reduzieren, um das Lesen den nicht-Gläubigen zu erleichtern.</text:span></text:p>
      <text:h text:style-name="P41" text:outline-level="2"><text:bookmark-start text:name="__RefHeading___Toc562_971908180"/>Ablauf<text:bookmark-end text:name="__RefHeading___Toc562_971908180"/></text:h>
      <text:p text:style-name="P21">Ich werde zu Beginn wichtige Begriffe definieren und aus diesem Verständnis weiterdenken. Kommt ein neuer Begriff hinzu, muss dieser ebenfalls erläutert werden. Ich werde die Begriffe, so gut es meine Bildung erlaubt, in Relation zu anderen Theorien setzen. Auch werde ich möglichst vieles mit Beispielen (Geschichten) veranschaulichen. Bitte beachten Sie, dass jede Veranschaulichung mangelhaft ist. So wie keine Geschichte den wahren Archetypen beschreibt, so auch keine Veranschaulichung die Theorie. Damit möchte ich Sie bitten, mich nicht an diesen aufzuhängen. Sind Dinge unklar, möchte ich auf die Theorie verweisen und nicht umgekehrt.</text:p>
      <text:p text:style-name="P21">Zu Beginn werden wir uns Fragen «Was sind Muster?». Dies <text:span text:style-name="T113">zuerst</text:span> auf einer abstrakten Ebene. Daraus werden wir dann sehen: <text:span text:style-name="T67">W</text:span>as erlaubt Muster<text:span text:style-name="T113">n</text:span> zu existieren. Daraus wird sich ein Imperativ anbieten. Also, was sollte man machen. Da wir noch nicht wissen, was wir alles unter Muster verstehen, ist das natürlich noch nutzlos für Sie. Jedoch können wir diesen Imperativ dann anreichern und danach auch verwenden um unterschiedliche konkrete Phänomene, wie Religion, Frauenstimmrecht oder die Moderne an und für sich zu analysieren. Ich hoffe, dieses Vorgehen klingt interessant und ist es wert gelesen zu werden. Steigen wir doch direkt mit dem wichtigsten Begriff meiner Theorie ein.</text:p>
      <text:h text:style-name="P42" text:outline-level="2"><text:soft-page-break/>In Kürze</text:h>
      <text:p text:style-name="P24"><text:span text:style-name="T128">Ich möchte hier, die Theorie in aller Kürze beschreiben. </text:span><text:span text:style-name="T78">Bedenken </text:span><text:span text:style-name="T82">S</text:span><text:span text:style-name="T78">ie: </text:span><text:span text:style-name="T82">J</text:span><text:span text:style-name="T78">eder Schritt </text:span><text:span text:style-name="T79">wird</text:span><text:span text:style-name="T78"> ausgiebig erklärt und gerechtfertigt in meinem Text. </text:span><text:span text:style-name="T79">Ich werde aber auch schon hier die Aussagen ganz kurz rechtfertigen.</text:span></text:p>
      <text:list xml:id="list4141452964" text:style-name="L1">
        <text:list-item>
          <text:p text:style-name="P48">Beobachtung: Es gibt Dinge, die man beschreiben kann.</text:p>
          <text:list>
            <text:list-item>
              <text:p text:style-name="P48">Nebenbeobachtung: Es gibt Dinge, die man nicht beschreiben kann.</text:p>
            </text:list-item>
          </text:list>
        </text:list-item>
        <text:list-item>
          <text:p text:style-name="P50"><text:span text:style-name="T10">Definition </text:span><text:span text:style-name="T80">1</text:span><text:span text:style-name="T10">: Ich nenne diese Dinge Muster</text:span></text:p>
        </text:list-item>
        <text:list-item>
          <text:p text:style-name="P50"><text:span text:style-name="T10">Definition </text:span><text:span text:style-name="T80">2</text:span><text:span text:style-name="T10">: Ich nenne Muster, die als solches erkannt werden: Existente Muster.</text:span></text:p>
        </text:list-item>
        <text:list-item>
          <text:p text:style-name="P48">Beobachtung: Muster existieren für unterschiedliche Zeitdauern.</text:p>
        </text:list-item>
        <text:list-item>
          <text:p text:style-name="P48">Prämisse: Existente-Muster sind besser als nicht Existente.</text:p>
          <text:list>
            <text:list-item>
              <text:p text:style-name="P47"><text:span text:style-name="T79">Begründung: Dies zu kritisieren heisst: Etwas vorzuziehen, das nicht existiert. Dies ist </text:span><text:span text:style-name="T81">(per Definition)</text:span><text:span text:style-name="T79"> realitätsfern.</text:span></text:p>
            </text:list-item>
          </text:list>
        </text:list-item>
        <text:list-item>
          <text:p text:style-name="P48">Beobachtung: Damit Muster länger existieren, müssen sie stabil sein.</text:p>
        </text:list-item>
        <text:list-item>
          <text:p text:style-name="P49">Folgerung aus Definition 2: Muster verändern sich dauernd.</text:p>
        </text:list-item>
        <text:list-item>
          <text:p text:style-name="P49">Folgerung: Stabilität muss bedeuten: Sich so anzupassen damit man existiert.</text:p>
        </text:list-item>
        <text:list-item>
          <text:p text:style-name="P49">Folgerung: Optimal ist eine Strategie zu fahren die möglichst viele Variationen seiner selbst ausprobiert ohne sich gegenseitig zu behindern dadurch.</text:p>
          <text:list>
            <text:list-item>
              <text:p text:style-name="P49">Beispiele</text:p>
              <text:list>
                <text:list-item>
                  <text:p text:style-name="P49"><text:soft-page-break/>DNS unterschiedliche Variationen erlauben das überleben der Gene</text:p>
                </text:list-item>
                <text:list-item>
                  <text:p text:style-name="P49">Diversifizierung reduziert das Risiko auf einen Bankrott</text:p>
                </text:list-item>
              </text:list>
            </text:list-item>
          </text:list>
        </text:list-item>
        <text:list-item>
          <text:p text:style-name="P51"><text:span text:style-name="T81">Einige </text:span><text:span text:style-name="T10">Schlussfolgerungen:</text:span></text:p>
          <text:list>
            <text:list-item>
              <text:p text:style-name="P49">Absolute Wahrheit ist nur soweit «gut» oder «wichtig» wie es uns stabilisiert.</text:p>
            </text:list-item>
            <text:list-item>
              <text:p text:style-name="P49">Aberglaube ist nur soweit «schlecht» wie es und destabilisiert.</text:p>
            </text:list-item>
            <text:list-item>
              <text:p text:style-name="P49">Es kann sein, dass der Glaube an Dogmen stabiler ist, als das aufgeben davon. Dies widerspricht nicht meiner Theorie.</text:p>
            </text:list-item>
            <text:list-item>
              <text:p text:style-name="P52"><text:span text:style-name="T80">E</text:span><text:span text:style-name="T10">s kann sein, dass die Ablehnung meiner Theorie stabiler ist, als deren Akzeptanz: Dies widerspricht nicht meiner Theorie.</text:span></text:p>
            </text:list-item>
          </text:list>
        </text:list-item>
      </text:list>
      <text:h text:style-name="P34" text:outline-level="1"><text:bookmark-start text:name="__RefHeading___Toc564_971908180"/>Muster<text:bookmark-end text:name="__RefHeading___Toc564_971908180"/></text:h>
      <text:p text:style-name="P28"><text:span text:style-name="T19">Um die Fachpersonen hier abzuholen. Mein Begriff von Muster ähnelt der Komplexitätsreduktion in </text:span><text:bookmark text:name="decorator-corrected-entity-id-380"/><text:span text:style-name="T19">Luhmanns Systemtheorie oder aber auch der Zahlenmenge der berechenbaren Zahlen in der Informatik. Oder der Zahlenmenge der nicht-zufälligen Zahlen nach Kolmogorov.</text:span></text:p>
      <text:p text:style-name="Text_20_body">Doch um die <text:bookmark text:name="decorator-corrected-entity-id-386"/>Nicht-Fachpersonen nicht gleich wieder zu verlieren, möchte ich hier einige intuitive Definitionen geben, bevor ich technisch werde. Diese Definition wird jedoch sogar auch dan<text:bookmark text:name="decorator-corrected-entity-id-391"/>n, wenn ich technisch werde, noch ihre Gültigkeit behalten.</text:p>
      <text:p text:style-name="Text_20_body"><text:span text:style-name="T114">Definition 1</text:span>: <text:span text:style-name="T98">Unter Muster verstehe ich, Dinge die beschrieben werden können.</text:span></text:p>
      <text:p text:style-name="Text_20_body"><text:soft-page-break/>Dies baut von der Tatsache auf, dass nicht alles beschrieben werden kann. Es ist natürlich etwas abhängig von der Sprach<text:bookmark text:name="decorator-corrected-entity-id-401"/>e, in der wir uns bewegen. Jedoch glaube ich, können wir alles von einer Sprache, auch in einer anderen Sprache verstehen. Sagen wir, jemand macht einen Wortwitz auf Spanisch, dann verstehe ich <text:span text:style-name="T82">diesen</text:span> nicht. Ich könnte jedoch spanisch lernen und verstände dann den Witz. Der Witz ist also für mich, zumindest theoretisch, verstehbar, wenn ich genügend Aufwand betreibe. <text:span text:style-name="T20">Jetzt haben wir ein kleines Problem. Um zu veranschaulichen, was sind keine Muster, müsste ich Dinge zeigen, die ich nicht beschreiben kann. Was ja irgendwie ein Widerspruch in sich ist. Daher möchte ich konkrete Beispiele für Muster machen und hoffe, es wird klarer.</text:span></text:p>
      <text:p text:style-name="Text_20_body">«Ich» bin ein Muster. Ich bin ein Körper, gemacht aus Organen, gemacht aus Zellen, gemacht aus Organellen, gemacht aus Molekülen, gemacht aus Atomen, gemacht aus subatomaren Teilchen, gemacht aus was auch immer. Ich bin aber nicht nur mein Körper. Ich bin auch mein Bewusstsein, <text:span text:style-name="T82">m</text:span>eine Wahrnehmung und so weiter. Ich war mal ein Kind. Seid dieser Zeit hat sich wahrscheinlich fast jede Zelle erneuert. Kaum ein Atom, das in mir war als ich Kind <text:span text:style-name="T113">war</text:span>, <text:bookmark text:name="decorator-corrected-entity-id-413"/>ist noch jetzt in mir. Und doch, obwohl alles ausgetauscht ist, bin ich «Ich». Es ist unmöglich genau zu definieren, was genau das «Ich» ist. Und doch haben wir das Wort «Ich» und es beschreibt etwas. Dieses «etwas», was wie erwähnt un- oder kaum definierbar ist, ist das Muster. Also unter Muster verstehe ich etwas, dass man wiedererkennen kann. Es hat einen zeitliche <text:span text:style-name="T113">Kontinuität</text:span>. Während ich kein Atom mehr mit mir als Kind gemeinsam habe, so habe ich auch kein Atom gemeinsam mit Ihnen, jedoch weil dieses «Ich» immer da war <text:soft-page-break/>über die Zeit, ist es allen klar <text:span text:style-name="T129">(auch mir)</text:span>, dass ich, die erwachsene Version von mir als Kind bin. <text:span text:style-name="T82">U</text:span>nd ich nicht Sie bin.</text:p>
      <text:p text:style-name="Text_20_body">Ein anderes Muster ist die Nation. Ein Komplex bestehend aus Geschichte, Verträgen, Politik und oft auch Religion. Wieder kaum zu beschreiben was eine Nation genau ist und doch haben wir ein Wort dafür und wissen mehr oder weniger was wir damit meinen.</text:p>
      <text:p text:style-name="Text_20_body">Wieder ein anderes Muster ist der Stif<text:bookmark text:name="decorator-corrected-entity-id-444"/>t, mit dem ich das hier schreibe. Eine Ansammlung von Atomen, doch in nenne sie «Stift». Weil diese Ansammlung mir erlaubt zu schreiben. Hier kann man vielleicht schon fast definiere<text:bookmark text:name="decorator-corrected-entity-id-456"/>n, was ein Stift ist. Es ist jedoch schwierige<text:bookmark text:name="decorator-corrected-entity-id-467"/>r, als es vielleicht auf den ersten Blick erscheint. Wir lassen das hier sein, weil es nicht so wichtig ist.</text:p>
      <text:p text:style-name="Text_20_body">Jedoch gibt es neben meinem Stift auch das Muster des allgemeinen Stifts. Während mein Stift nur hier bei mir existiert. Können andere Menschen auch einen Stift haben. Wir beide haben also <text:span text:style-name="T113">beide</text:span> einen Stift. Wir teilen uns sozusagen das Konzept des Stifts. Dieser abstrakte Begriff des Stifts existiert nicht im gleichen Sinne wie mein Stift. Es ist mehr eine Idee (Stichwort <text:bookmark text:name="decorator-corrected-entity-id-492"/>Platons Ideenlehre). Aber doch existiert es irgendwie. Zahlen sind von <text:bookmark text:name="decorator-corrected-entity-id-500"/>derselben Art. Die «2» existiert nirgends. Man kann das Zeichen für die Zahl Zwei schreiben. Oder zwei Äpfel hinlegen. Doch das eine ist eine Repräsentation auf die wir uns geeinigt haben von der Zahl Zwei und das andere ist ein Beispiel was «Zwei» bedeutet. Alle Zahlen sind so. Aber auch «Wahr» und «Falsch» sind solche Muster. Sie beschreiben etwas. Aber sie existieren nicht auf dieselbe Art und Weis<text:bookmark text:name="decorator-corrected-entity-id-527"/>e, wie mein Stift existiert.</text:p>
      <text:p text:style-name="P29"><text:soft-page-break/><text:span text:style-name="T37">Was jedoch all diese Muster gemein</text:span><text:span text:style-name="T46">sam</text:span><text:span text:style-name="T37"> haben, ist, dass </text:span><text:span text:style-name="T41">man</text:span><text:span text:style-name="T37"> sie beschreiben kann. Geschichten, Archetypen, Formeln, Gott und Götter, Sie und ich; </text:span><text:bookmark text:name="decorator-corrected-entity-id-549"/><text:span text:style-name="T37">das alles sind Muster.</text:span></text:p>
      <text:p text:style-name="P21">Jetzt komme ich noch zum technischen Teil. Ich möchte hier die Berechenbarkeit von Zahlen einführen. Merken Sie sich: Bei dem technischen Teil wird nicht von Anfang an erkenntlich sein, warum ich etwas einführe oder definiere. Sie müssen einfach <text:span text:style-name="T67">durchhalten</text:span> und am Ende haben sie eine präzisere Vorstellung vom <text:span text:style-name="T67">E</text:span>rklärten, als reflektierten Sie nur über den Beispielen. <text:span text:style-name="T129">(Vorausgesetzt es wurde von Ihnen so verstanden wie von mir beabsichtigt.)</text:span></text:p>
      <text:p text:style-name="Text_20_body">Doch bevor wir zu den berechenbaren Zahlen kommen können, repetieren wir einige der üblichen Zahlenmengen. Wenn diese Ihnen nicht bekannt sind, dann ist das eine Einführung und keine Repetition.</text:p>
      <text:p text:style-name="P16">Zuerst einmal gibt es die natürlichen Zahlen: {0, 1, 2, 3, …}. Von diesen gibt es unendlich viele, was einfach zu zeigen wäre. Es gibt auch die ganzen Zahlen: {… -2, -1, 0, 1, 2, …} von diesen gibt es «gleich» viele wie von den natürlichen Zahlen. Das klingt komisch, aber man hat Wege gefunden, mehrere Unendlichkeiten miteinander zu vergleichen und ihre «Mächtigkeit», also ihre Grösse, zu vergleichen. Dann gibt es noch die rationalen Zahlen. Dies sind alle Zahle<text:bookmark text:name="decorator-corrected-entity-id-681"/>n, die als Bruch von ganzen Zahlen geschrieben werden können: <text:bookmark text:name="decorator-corrected-entity-id-690"/>Z. B.<text:span text:style-name="T21"> </text:span><text:span text:style-name="T84">1</text:span><text:span text:style-name="T21">/</text:span><text:span text:style-name="T85">3</text:span><text:span text:style-name="T21">. Auch die Grösse </text:span><text:span text:style-name="T42">dieser</text:span><text:span text:style-name="T21"> Menge ist gleich der Grösse der natürlichen Zahlen. </text:span><text:span text:style-name="T47">Dies klingt nun noch komischer ich möchte aber den Leser zur Recherche über abzählbare und überabzählbare Mengen ermutigen um sich dieses Thema zu erschliessen.</text:span><text:span text:style-name="T21"> Nun gibt es aber noch die reellen Zahlen. Dies sind nun alle Zahlen. </text:span><text:span text:style-name="T105">Es umfasst (für den Laien) einfach alles (für den Mathematiker: Tupel-Zahlen, wie die komplexen Zahlen und </text:span><text:soft-page-break/><text:span text:style-name="T105">Matrizen, werden hier natürlich ausgeschlossen). Von diesen gibt es nur schon zwischen 0 und 1 mehr als von den zuvor erwähnten zusammen. Dieser Fakt ist wichtig sich zu merken. Der Beweis davon ist nicht Teil dieser Theorie, kann jedoch unter dem Begriff «Cantors zweites Diagonalargument» gefunden werden.</text:span></text:p>
      <text:p text:style-name="Text_20_body">Nun kommen wir zu den berechenbaren Zahlen. Es sind Zahle<text:bookmark text:name="decorator-corrected-entity-id-750"/>n, die von einem Computerprogramm geschrieben werden können. Und bei unendlich langen Zahlen sagen wir, die Zahl ist berechenbar, wenn es ein Programm gibt, das es beliebig präzise schreiben kann. Also Pi ist berechenbar, weil es ein Computerprogramm gibt, dass Pi <text:span text:style-name="T130">so präzise </text:span>schreiben kann, wie Sie wollen. Egal wie viele Stellen von Pi Sie haben wollen, das Programm kann es schreiben. Solange es endlich viele sind.</text:p>
      <text:p text:style-name="P22">Ein Beispielprogramm dass die Zahl <text:span text:style-name="T84">1</text:span><text:span text:style-name="T21">/</text:span><text:span text:style-name="T85">3</text:span> in der Dezimaldarstellung schreibt:</text:p>
      <text:p text:style-name="P12"><text:span text:style-name="T107">s</text:span><text:span text:style-name="T106">chreibe '0.'</text:span></text:p>
      <text:p text:style-name="P23">wiederhole x mal:</text:p>
      <text:p text:style-name="P23"><text:tab/>schreibe '3'</text:p>
      <text:p text:style-name="P13"><text:span text:style-name="T91">Dieses Programm schreibt '0.333333…' und schreibt so viele </text:span><text:span text:style-name="T38">D</text:span><text:span text:style-name="T91">reien wie </text:span><text:span text:style-name="T23">S</text:span><text:span text:style-name="T91">ie wollen. Bzw. wie Sie als </text:span><text:span text:style-name="T109">x</text:span><text:span text:style-name="T91"> definieren.</text:span></text:p>
      <text:p text:style-name="P16"><text:span text:style-name="T23">D</text:span><text:span text:style-name="T22">ie </text:span><text:span text:style-name="T24">F</text:span><text:span text:style-name="T22">rage </text:span><text:span text:style-name="T23">stellt sich:</text:span><text:span text:style-name="T22"> </text:span><text:span text:style-name="T23">S</text:span><text:span text:style-name="T22">ind alle Zahlen berechenbar? Die Tatsache, dass es diesen Begriff </text:span><text:span text:style-name="T24">der berechenbaren Zahlen</text:span><text:span text:style-name="T22"> gibt, deutet </text:span><text:span text:style-name="T24">natürlich</text:span><text:span text:style-name="T22"> bereits darauf hin, dass dies nicht der Fall ist; </text:span><text:span text:style-name="T24">und so ist es auch. Ich möchte dies zeigen, durch eine einfach</text:span><text:span text:style-name="T38">e</text:span><text:span text:style-name="T24"> Überlegung</text:span><text:span text:style-name="T23">, </text:span><text:span text:style-name="T47">o</text:span><text:span text:style-name="T24">hne in die ganze Theorie wie man Unendlichkeiten vergleicht einzusteigen. Eine berechenbare Zahl hat mindestens </text:span><text:span text:style-name="T25">ein</text:span><text:span text:style-name="T24"> </text:span><text:span text:style-name="T13">Programm,</text:span><text:span text:style-name="T24"> das es schreiben kann. Dieses Programm kann Binär dargestellt werden. Also als eine Reihe von Nullen und Einsen. Es kann also jeder berechenbaren Zahl eine Reihe von Nullen und Einsen </text:span><text:soft-page-break/><text:span text:style-name="T24">zugewiesen werden. Diese Reihe ist für jede Zahl unterschiedlich. Denn wenn sie gleich wäre</text:span><text:span text:style-name="T23">n</text:span><text:span text:style-name="T24">, wäre</text:span><text:span text:style-name="T23">n</text:span><text:span text:style-name="T24"> es dasselbe Programm für zwei unterschiedliche Zahlen. Aber dasselbe Programm schreibt immer dieselbe Zahl. Daher müssen es unterschiedliche Programm sein. Diese Reihe von Einsen und Nullen können wir nun als ganz normale Dezimalzahl interpretieren. Also das </text:span><text:span text:style-name="T13">Programm «</text:span><text:span text:style-name="T108">schreibe '1.'</text:span><text:span text:style-name="T23">» kann als</text:span><text:span text:style-name="T24"> «01110011 01100011 01101000 01110010 01100101 01101001 01100010 01100101 00100000 00100111 00110001 00100111» </text:span><text:span text:style-name="T23">dargestellt werden. Dies wiederum</text:span><text:span text:style-name="T24"> können wir als «elf Quindezilliarden einhundert Quindezillionen einhundertzehn Quattuordezilliarden einhundertzehn Quattuordezillionen ...» lesen. </text:span><text:span text:style-name="T12">Diese Zahl ist dann immer eine natürliche Zahl. Sie wird nie unendlich Stellen haben, auch wenn es sehr schnell sehr grosse Zahlen gibt. Es ist auch unmögliche einen Bruch oder eine negative Zahl zu bekommen oder eine Wurzel oder was auch immer. Dadurch wissen wir: Die Anzahl dieser Programme ist nicht grösser als die Anzahl natürlicher Zahlen. Dadurch wissen wir: </text:span><text:bookmark text:name="decorator-corrected-entity-id-821"/><text:span text:style-name="T12">Weil wir gleich viele berechenbare Zahlen wie solche Programme haben, dass die Anzahl berechenbarer Zahlen auch höchsten so gross ist wie die Anzahl natürlichen Zahlen. Ich habe aber zuvor behauptet, dass die Menge aller Zahlen Grösser ist als die Menge der natürlichen Zahlen. Daraus folgt, dass die Menge der berechenbaren Zahlen kleiner ist als die Menge aller Zahlen.</text:span></text:p>
      <text:p text:style-name="Text_20_body">Langer Weg und umständlich scheint es, aber das Resultat ist interessant. Es gibt also Zahle<text:bookmark text:name="decorator-corrected-entity-id-830"/>n, die nicht mit einem Programm geschrieben werden können. Auch nicht mit unendlich viel Zeit. Nun könnte man sagen: Ja vielleicht kein Programm, aber ein schlauer Mensch schon. Wir haben leider noch nichts gefunde<text:bookmark text:name="decorator-corrected-entity-id-838"/>n, was Menschen können, was Programme <text:soft-page-break/>nicht können. Also dies gilt bis jetzt auch für Menschen. Es gibt also Zahle<text:bookmark text:name="decorator-corrected-entity-id-845"/>n, die wir Menschen nicht beschreiben können. Und von diesen gibt es unendlich mal viel mehr als von den anderen. Es sind nicht Ding<text:bookmark text:name="decorator-corrected-entity-id-846"/>e, die wir noch nicht können. Sondern wir können sie auf einer fundamentalen Ebene nicht beschreiben.</text:p>
      <text:p text:style-name="P17"><text:span text:style-name="T14"><text:s/>Ein Einwand könnte sein, dass ich ja gesagt habe, dass wir «noch» nichts gefunden haben, was Menschen können, was Programme nicht können. Doch auch wenn es dieses gäb</text:span><text:bookmark text:name="decorator-corrected-entity-id-861"/><text:span text:style-name="T14">e, könnte ich argumentieren, dass auch die «menschlich berechenbaren Zahlen» nicht mehr sind als die Menge der natürlichen Zahlen. Diese Argumentation sch</text:span><text:span text:style-name="T42">eint</text:span><text:span text:style-name="T14"> mir spitzfindig und reisse ich hier </text:span><text:span text:style-name="T42">desshalb</text:span><text:span text:style-name="T14"> nur an. Die Idee wäre: Wir können auch Menschen durchnummerieren und die Zeit </text:span><text:span text:style-name="T42">zu</text:span><text:span text:style-name="T14"> der sie beginnen die Zahl aufzuschreiben, können wir auch die Plankzeit zählen </text:span><text:bookmark text:name="decorator-corrected-entity-id-867"/><text:span text:style-name="T14">seit dem Urknall. </text:span><text:span text:style-name="T47">Mithilfe dieser zwei Zahlen können wir dann jedem Menschen zu jedem Zeitpunkt eine unterschiedliche natürliche Zahl zuschreiben.</text:span><text:span text:style-name="T14"> Daraus folgt, dass die Menge der «menschlich berechenbaren Zahlen» auch höchsten so gross ist wie die Menge der natürlichen Zahlen und somit gibt es noch immer Zahlen die «menschlich unberechenbar sind».</text:span></text:p>
      <text:p text:style-name="Text_20_body">Ein <text:span text:style-name="T68">l</text:span>anger Exkurs, doch wir kommen wieder auf das Thema Muster. Mit Muster meine ich genau das. Es gibt ein Muster in diesen berechenbaren Zahlen das es uns erlaubt, es so genau aufzuschreibe<text:bookmark text:name="decorator-corrected-entity-id-872"/>n, wie wir wollen. Existiert kein solches Muster, dann ist die Zahl für uns nicht fassbar. Auch hier kann ich Ihnen kein Beispiel geben für eine nicht berechenbare Zahl. Denn könnte ich sie hier aufschreiben, dann wäre sie berechenbar. Von dieser Idee kommt mein Begriff von Muster. Ein Muster ist etwas beschreibbares.<text:span text:style-name="T14"> Egal wie umständlich. </text:span><text:soft-page-break/><text:span text:style-name="T14">Selbst wenn sie unendlich Zeit brauchen. Wenn es beschreibbar ist, dann ist es ein Muster. Natürlich ist dies auch keine genauere Definition als zuvor. Doch mit dem Exkurs haben Sie (falls es verstanden wurde) ein</text:span><text:span text:style-name="T43">e</text:span><text:span text:style-name="T14"> </text:span><text:span text:style-name="T43">k</text:span><text:span text:style-name="T48">l</text:span><text:span text:style-name="T43">arere</text:span><text:span text:style-name="T14"> </text:span><text:span text:style-name="T43">Vorstellung </text:span><text:span text:style-name="T14">bekommen davon. Und </text:span><text:span text:style-name="T26">ich konnte damit </text:span><text:span text:style-name="T14">sogar (</text:span><text:span text:style-name="T13">zumindest</text:span><text:span text:style-name="T14"> </text:span><text:span text:style-name="T40">t</text:span><text:span text:style-name="T14">heoretisch) ein Beispiel </text:span><text:span text:style-name="T26">zeigen </text:span><text:span text:style-name="T14">für ein </text:span><text:span text:style-name="T39">N</text:span><text:span text:style-name="T14">icht-Muster, nämlich die nicht berechenbaren Zahlen.</text:span></text:p>
      <text:p text:style-name="P4"><text:span text:style-name="T11">N</text:span><text:span text:style-name="T10">un in der alltäglichen Welt sind andere Dinge wichtiger als berechenbare Zahlen. Die oben erwähnten Beispiele vom Stift und vom «Ich» sind relevant. </text:span><text:span text:style-name="T62">Doch auch bei diesen </text:span><text:span text:style-name="T63">b</text:span><text:span text:style-name="T62">leibt: Wir können nur über beschreibbare Dinge sprechen und Denken.</text:span><text:span text:style-name="T10"> Im nächsten Schritt </text:span><text:span text:style-name="T62">analysieren wir die </text:span><text:span text:style-name="T69">Existenz </text:span><text:span text:style-name="T10">von Mustern.</text:span></text:p>
      <text:h text:style-name="P41" text:outline-level="2"><text:bookmark-start text:name="__RefHeading___Toc566_971908180"/>Welche Muster <text:span text:style-name="T95">e</text:span>xistieren? <text:bookmark-end text:name="__RefHeading___Toc566_971908180"/></text:h>
      <text:p text:style-name="P18"><text:span text:style-name="T87">Nebst der Frage, was ist ein Muster und was nicht, können wir </text:span><text:span text:style-name="T17">uns</text:span><text:span text:style-name="T87"> auch fragen: </text:span><text:span text:style-name="T17">W</text:span><text:span text:style-name="T87">elche Muster </text:span><text:span text:style-name="T17">e</text:span><text:span text:style-name="T87">xistieren und welche nicht. Der Begriff existieren ist schwierig, da ich ja sagte: </text:span><text:span text:style-name="T39">A</text:span><text:span text:style-name="T87">uch Zahlen existieren. Obwohl sie nirgends physikalisch sind. Unter existieren </text:span><text:span text:style-name="T93">im Zusammenhan</text:span><text:span text:style-name="T92">g</text:span><text:span text:style-name="T93"> von Mustern</text:span><text:span text:style-name="T87"> verstehe ich hier und auch von jetzt an </text:span><text:span text:style-name="T94">folgendes.</text:span><text:span text:style-name="T87"> </text:span><text:span text:style-name="T115">Definition 2:</text:span><text:span text:style-name="T87"> </text:span><text:span text:style-name="T88">Muster, die als solche erk</text:span><text:span text:style-name="T90">e</text:span><text:span text:style-name="T88">nnt werden, </text:span><text:span text:style-name="T89">existieren</text:span><text:span text:style-name="T88">.</text:span></text:p>
      <text:p text:style-name="Text_20_body">Dies ist eine problematische Definition. Sie bedarf einem Erkenner. Doch alles worauf man aufbauen möchte, muss irgendwo beginnen. Und ich denk<text:bookmark text:name="decorator-corrected-entity-id-897"/>e, die Wahrnehmung des Menschen ist ein vernünftiger Ort. Meine Definition besagt aber weiter: Wird ein Muster nicht erkannt, existiert es nicht. Dadurch sind natürlich alle «nicht erkennbaren Dinge», wie die nicht berechenbaren Zahlen, <text:span text:style-name="T83">Muster die nicht existieren</text:span>. Aber auch andere Dinge. Sagen wir Bakterien in der Antike. Sie <text:soft-page-break/>existieren aus heutiger Sicht, doch in der Antike wusste man nich<text:bookmark text:name="decorator-corrected-entity-id-912"/>t, was das ist. Menschen starben <text:bookmark text:name="decorator-corrected-entity-id-916"/>zufällig. Die Ursache der Pest war verborgen im Chaos. Bakterien existierten nicht als Muster zu dieser Zeit. Es <text:span text:style-name="T83">dachte niemand </text:span>an Bakterien, weil sie noch nicht entdeckt wurden. Und stellte man sich vor, wir hätten Bakterien bis heute nicht entdeckt, dann könnte ich diesen Abschnitt nicht schreiben, weil das Muster der Bakterie nicht existiert. Man könnte natürlich abstrakt sagen, auch die Muster existieren, die nicht als solche erkennt werden, doch dann hätte man <text:span text:style-name="T116">damit aber</text:span> nur Muster eingeschlossen in die Definitio<text:bookmark text:name="decorator-corrected-entity-id-920"/>n, über die man nicht sprechen kann. Jedoch wichtiger ist, wir können natürlich heute über Bakterien in Rom sprechen, da wir heute diese Entdeckung gemacht haben. Wir können also rückwirkend diese Muster erkennen und somit in <text:span text:style-name="T83">ihre</text:span> Existenz rufen.</text:p>
      <text:p text:style-name="P19"><text:span text:style-name="T15">Von dieser Definition gehen wir weiter. </text:span><text:span text:style-name="T13">Was ist der normale Lebenszyklus eines Musters. </text:span><text:span text:style-name="T16">Da gibt es unterschiedliche. Denn Muster können eine physische Manifestation haben oder nicht. </text:span><text:span text:style-name="T17">Die Zahl </text:span><text:span text:style-name="T39">Z</text:span><text:span text:style-name="T17">wei hat keine Manifestation. Die alten Römer nur noch wenige </text:span><text:span text:style-name="T27">(das Kolosseum </text:span><text:span text:style-name="T43">z. B.</text:span><text:span text:style-name="T27">)</text:span><text:span text:style-name="T17">. Und Julius Cäsar keine mehr. Das «Ich» hat eine und meine zukünftigen Kinder noch keine.</text:span></text:p>
      <text:p text:style-name="Text_20_body">Muster können, vor deren <text:bookmark text:name="decorator-corrected-entity-id-946"/>Erscheinen in der Welt, erkennt werden. (<text:bookmark text:name="decorator-corrected-entity-id-932"/>Z. B. meine zukünftigen Kinder) Oder während deren Erscheinung. (<text:bookmark text:name="decorator-corrected-entity-id-937"/>Z. B. mein Stift) Oder nach deren Erscheinung. (<text:bookmark text:name="decorator-corrected-entity-id-941"/>Z. B. der Urknall). Und die Muster sind auch qualitativ anders, wenn sie eine physische Repräsentation haben, hatten oder haben werden. Muster mit einer physischen Manifestation in der Vergangenheit können wir «Erinnerung», «Andenken» oder «Geschichte» nennen, aber auch «Mythos» oder «Legende». Muster die in der Zukunft vielleicht mal eine <text:soft-page-break/>physische Manifestation haben, nennen wir: «Wünsche», «Pläne», «Hoffnung». Dinge die jetzt schon manifestiert sind, nennen wir: «Zustand» oder «Fakten» aber auch «Glaube». Grundsätzlich haben physische Dinge diesen Zyklus: Es gibt eine Zeit in der sie noch nicht existieren, dann existieren sie und danach existieren sie nicht mehr. Denn Fall, dass etwas eventuell wieder existiert, lasse ich hier mal weg. Nach dem <text:bookmark text:name="decorator-corrected-entity-id-944"/>Verschwinden des physischen Dings bleibt noch die Erinnerung. Vielleicht wird sie zu einer Legende, doch wahrscheinlicher wird sie vergessen und somit vergeht nebst der physischen Manifestation des Musters auch das Muster selbst.</text:p>
      <text:p text:style-name="Text_20_body">Wir können uns nun die Frage stellen: Welche Muster existieren denn am längsten? Hier können wir einfach mal ein Paar Beispiele behandeln. Zellen existieren seit Milliarden von Jahren. Der <text:bookmark text:name="decorator-corrected-entity-id-955"/>Himalaja seid ca. 50 Millionen Jahren. «Ich» seit knapp 30 Jahren. Das «Ich» als Konzept? Ungewiss. Vielleicht ein paar 10000 Jahre.</text:p>
      <text:p text:style-name="Text_20_body">Man kann die Frage nach der Dauer von Mustern mit einer <text:bookmark text:name="decorator-corrected-entity-id-969"/>trivialen Beobachtung beantworten: Die Muster, die am stabilsten sind, existieren am längsten. Stabilität beschreibt genau die Fähigkeit zu bestehen. Das Muster «Ich» ist nicht so stabil. In ein paar Jahren werde ich tot und vergessen sein. Das Muster «Mensch» hingegen sehr stabil. Es existiert seit vielen Jahren und wird auch weiter bestehen. Falls nicht, wird die Diskussion über Muster nicht unser Problem sein. Der «Mensch» braucht <text:span text:style-name="T116">mich</text:span> aber. Denn nur durch die instabilen, ständig ändernden einzelnen Menschen kann es <text:bookmark text:name="decorator-corrected-entity-id-971"/>weiter bestehen.</text:p>
      <text:p text:style-name="P14"><text:span text:style-name="T18">Ein Muster ist auch stabil, wenn es sich anpassen kann. Ändert sich ein Muster langsam und existiert weiter, nennen wir das stabil. Z.B: Ich veränderte mich vom Kind zum </text:span><text:soft-page-break/><text:span text:style-name="T18">Erwachsenen. Schlagartige Änderungen gibt es nicht. Denn wenn sie zu schlagartig sind, sind sie nicht mehr als Muster erkennbar. Also wenn ich mich von einer Sekunde auf die andere in einen anderen Menschen verwandeln würde, dann wäre ich nicht mehr «ich» sonder jemand anderes. Also ist das «Ich» verschwunden. Folglich: </text:span><text:span text:style-name="T43">N</text:span><text:span text:style-name="T18">ur mehr oder weniger langsame Änderungen können an einem Muster geschehen; per Definition.</text:span></text:p>
      <text:p text:style-name="Text_20_body">Ein gutes Beispiel für etwas sehr <text:bookmark text:name="decorator-corrected-entity-id-977"/>Stabiles, dass sich immer wieder <text:bookmark text:name="decorator-corrected-entity-id-980"/>anpass<text:bookmark text:name="decorator-corrected-entity-id-983"/>t, ist die DNS. Gebirge kommen und gehen, doch die DNS bleibt. Das Muster der DNS ist älter als jedes noch bestehende Gebirge.</text:p>
      <text:p text:style-name="Text_20_body">Jetzt möchte ich einen weiteren gewagten Sprung machen. Nämlich zu sagen: <text:bookmark text:name="decorator-corrected-entity-id-985"/>Die Tatsache, dass stabile Muster länger existieren, bzw. sehr instabile Muster gar nicht als Muster erkennt werden können, legt nahe, dass wir nach Stabilität streben sollten. Doch diesem Gedanken widmen wir besser etwas Zeit.</text:p>
      <text:h text:style-name="P35" text:outline-level="1"><text:bookmark-start text:name="__RefHeading___Toc568_971908180"/>Der Imperativ: <text:span text:style-name="T104">Stabilität</text:span><text:bookmark-end text:name="__RefHeading___Toc568_971908180"/></text:h>
      <text:p text:style-name="Text_20_body">Dies ist das philosophisch kritischste Kapitel. Es wurde in der Literatur schon oft beschrieben und es gilt als eines der letzten Bollwerke der Apologeten, also derer die den Glauben in Diskussionen verteidigen. Das Problem wird als Sein-Sollen-Dichotomie beschrieben. Es beschreibt die Schwierigkeit, ja vielleicht sogar Unmöglichkeit, aus dem Sein ein Sollen herzuleiten. (Ich glaub<text:bookmark text:name="decorator-corrected-entity-id-1019"/>e, der Glaube hat wesentlich mehr zu bieten, als die Lösung des Sein-Soll Problems. Aber dazu vielleicht später mehr.) Meines Wissens nach hat Humes als <text:bookmark text:name="decorator-corrected-entity-id-1024"/><text:soft-page-break/>Erster diese Spannung entdeckt und kritisiert. Es scheint unmöglich aus dem was «ist» zu folger<text:bookmark text:name="decorator-corrected-entity-id-1028"/>n, was man «soll». Es ist philosophisch nicht offensichtlich, warum Mord schlecht und Liebe gut sein soll.</text:p>
      <text:p text:style-name="Text_20_body">Einige Antworten auf dieses Problem sind: «Jeder macht sich seine eigenen Werte.» (Nietzsche inspirierte Menschen) oder «Gott hat uns das Sollen ins Herz geschrieben.» (Theologen und Apologeten), oder «Er hat es in die Bibel geschrieben.» Ich möchte hier etwas Neues vorstellen: Ich glaube, mein Imperativ (Sollen), ist der, den man am einfachsten akzeptieren kann.</text:p>
      <text:p text:style-name="P30">Ich behaupte: Es ist «gut» zu existieren. Für nicht Philosophen liest sich dies banal, oder vielleicht sagen Sie: «Nicht immer, aber im grossen Ganzen von mir aus.» Philosophen auf der anderen Seite entschuldigen mir einen solchen Satz nicht einfach. Ich möchte auch dieses Prinzip erst intuitiv erläutern.</text:p>
      <text:p text:style-name="Text_20_body">Nehmen wir an, wir haben zwei Muster. Das eine will existieren das andere nicht. Tatsache ist jedoch, dass dieses Muster länger lebt, das länger lebt. Sie können schon sagen, diese Annahme sei falsch, dass existieren besser is<text:bookmark text:name="decorator-corrected-entity-id-1069"/>t, als nicht zu existieren. <text:span text:style-name="T70">D</text:span>ann sprechen Sie einfach gegen die lange Traditio<text:bookmark text:name="decorator-corrected-entity-id-1092"/>n, die Sie <text:bookmark text:name="decorator-corrected-entity-id-1075"/>hervorbrachte.</text:p>
      <text:p text:style-name="Text_20_body">Man kann sagen, das einzig Wichtige für die Realität ist die Existenz. Dinge die nicht existieren sind nicht relevant. Eine Philosophie die Nicht-Existenz der Existenz vorzieht, spricht über eine nicht wahrnehmbare Welt. Eine ohne Muster eine ohne irgendetwas. Sie spricht nicht über die Realitä<text:bookmark text:name="decorator-corrected-entity-id-1086"/>t, in der wir leben. Die Realität kümmert sich nur darum, was existiert hat, was gerade existiert und was existieren wird. Ich kann auch akzeptieren, wenn Sie diesem Schritt von mir nicht folgen. Ich bin mir auch bewusst, dass dieser heikel ist. Doch <text:soft-page-break/>wie von mir erwähnt, erachte ich die andere Sicht als weltfremd.</text:p>
      <text:h text:style-name="P41" text:outline-level="2"><text:bookmark-start text:name="__RefHeading___Toc843_1793407927"/>Einwände<text:bookmark-end text:name="__RefHeading___Toc843_1793407927"/></text:h>
      <text:p text:style-name="Text_20_body">Ein Einwand könnte noch sein: «Existenz ist nicht immer besser als <text:bookmark text:name="decorator-corrected-entity-id-1104"/>Nicht-Existenz. Darum gibt es Selbstmorde.» Wenn Sie so denken, dann bin ich froh. Dann sind wir bereits auf einem guten Weg. Wir können jetzt nämlich zwischen Muster (hier Menschen) unterscheiden und sie «bewerten». Besser ist der, der leben will. Damit meine ich nicht, dass der andere einen moralischen Fehler gemacht hat. Doch ich glaub<text:bookmark text:name="decorator-corrected-entity-id-1113"/>e, der Suizidale wäre froh, <text:span text:style-name="T70">wäre</text:span> er nicht mehr <text:bookmark text:name="decorator-corrected-entity-id-1121"/>suizidal. Ich sage mit «Existieren ist besser als <text:bookmark text:name="decorator-corrected-entity-id-1128"/>Nicht-Existieren»: Es ist besse<text:bookmark text:name="decorator-corrected-entity-id-1129"/>r, nicht <text:bookmark text:name="decorator-corrected-entity-id-1134"/>suizidal zu sein. Wieder: Hören sie dies nicht auf dem Appell-Ohr, sondern, ich beschreibe einen Sachverhalt.</text:p>
      <text:p text:style-name="Text_20_body">Ein weiterer Einwand könnte sein: «Es wäre besse<text:bookmark text:name="decorator-corrected-entity-id-1138"/>r, der Mensch hätte nie existiert. Er ist eine Krankheit für die Erde.» Auch mit dieser Aussage hat dieser Ansatz kein Problem. Denn was Sie hier machen, ist, dass sie die Existenz von, sagen wir, Tieren gegen die Existenz von Menschen abwägen und kommen zu dem obigen Schluss. Doch dies wäre kein logischer Schluss, wenn die Existenz der Tiere nicht wertvoll wäre. Existenz ist gut. Davon ausgehend könnten wir betrachten, welche Existenzen <text:span text:style-name="T117">besser </text:span>sind. Eine mit Menschen oder eine<text:bookmark text:name="decorator-corrected-entity-id-1141"/> ohne. Doch was ich ausschliesse, dass ein Streben nach Vernichtung gut ist. Ohne einen Profiteur. Und selbst hätten sie diese Meinung, dann wäre sie entgegen der Realität in der Sie sich befinden.</text:p>
      <text:p text:style-name="Text_20_body">Der Nihilist behauptet jetzt: «Das Universum wird im Nichts vergehen und darum ist alles nichts Wert. Kein Muster <text:soft-page-break/>wird ewig <text:span text:style-name="T70">B</text:span>estand haben.» Hier kann ich beinahe zustimmen. Doch wenn etwas in der Welt Wert haben könnte, dann wäre es doch die Existenz. Aber gegen diesen Einwand habe ich keine direkte Antwort. Wir tauchen aber etwas in diese Frage ein</text:p>
      <text:p text:style-name="Text_20_body">Aus dem Nihilismus ergibt sich für mich eine Unstimmigkeit zu unserem geschichtlichen Verständnis. Die ganze Welt hat Milliarden Jahre gebrauch<text:bookmark text:name="decorator-corrected-entity-id-1171"/>t, um Leben hervorzubringen. Dann weitere wenige Milliarde<text:bookmark text:name="decorator-corrected-entity-id-1178"/>n, um komplexes Leben entstehen zu lassen. Dann Millionen von Jahren <text:span text:style-name="T70">damit</text:span> sich Intelligenz entwickelt. Und diese Intelligenz kommt zum Schluss: «Das war alles für <text:bookmark text:name="decorator-corrected-entity-id-1184"/>nichts.» Der Nihilist handelt entgegen dem Muster der Evolution. Entgegen der Existenz an sich. Die Evolution wird natürlich die Nihilisten ausrotten, falls sie es ernst meinen. Falls jeder Nihilist die <text:bookmark text:name="decorator-corrected-entity-id-1189"/>Nicht-Existenz vorzieht und Suizid begeht, dann ist der Nihilismus einzig eine Erinnerung. Und wenn er das nicht tu<text:bookmark text:name="decorator-corrected-entity-id-1193"/>t, ist er nicht konsequent und handelt dennoch nach meinem Grundsat<text:bookmark text:name="decorator-corrected-entity-id-1196"/>z, obwohl er ihn verachtet. So oder so kann ich mit dem Nihilismus nicht besonders viel anfangen.</text:p>
      <text:p text:style-name="Text_20_body">Der letzte Einwand mag sein: «Man kann nicht sage<text:bookmark text:name="decorator-corrected-entity-id-1198"/>n, was besser ist.» Da muss ich sagen: Von mir aus. Aber es werden nur die Muster bestehen, die meinen Grundsatz manifestieren. Die Existenz droht dir sozusagen mit dem Tod (der <text:span text:style-name="T70">N</text:span>icht-Existenz), wenn du anderer Meinung bist und es ernst meinst.</text:p>
      <text:p text:style-name="Text_20_body">Meinem Wissen nach (was doch beschränkt ist), ist dies der beste mir bekannte Ansatz um von Sein zu Soll zu kommen. Ich habe andere Ansätze gehört. <text:bookmark text:name="decorator-corrected-entity-id-1222"/>Doch sie verlangen alle, Dinge zu glauben, die nicht offensichtlich sind oder entsprechen nicht der Natur. Zwei Beispiele: Viele Religionen behaupten, dass das Soll, also was wir im Leben sollen, von <text:soft-page-break/>Gott kommt. Also er gibt uns Gebote, Gesetze, Verbote, Anregungen usw.. Doch dann hat man das Problem nicht gelöst, sondern verlagert. Jetzt kommt die ganze Frage nach Gott, die selbst nicht einfacher ist als der Weg vom Ist zum Soll. Der andere Weg ist ein Axiom in der Ethik anzunehmen. Dieses Axiom ist vielleicht: «Der Zustand absoluter Zufriedenheit und Erfüllung ist gut.» <text:bookmark text:name="decorator-corrected-entity-id-1237"/>Und «Unendliches Leid ohne Ziel ist schlecht.» Dies scheint einleuchtender als mein Grundsatz. Doch sie stehen sich im Widerspruch an einigen Stellen.</text:p>
      <text:p text:style-name="Text_20_body">Dazu muss man erkennen, dass Leid einen Sinn hat. Es soll der Reiz sei<text:bookmark text:name="decorator-corrected-entity-id-1251"/>n, den es zu vermeiden gilt. Also eine Welt bestehend nur aus Leid ohne Hoffnung ist eine Wel<text:bookmark text:name="decorator-corrected-entity-id-1252"/>t, in der das Leid seinen Sinn verfehlt hat. Grundsätzlich funktioniert das Leben anders. Wir haben eine Leidenstoleranz. Wird diese überschritten, ziehen wir die Nicht-Existenz der Existenz vor. Sie ist also ein Ersatz der <text:span text:style-name="T70">N</text:span>icht-Existenz. Das Problem der <text:span text:style-name="T70">N</text:span>icht-Existenz ist, dass wir keinen Grund haben, <text:bookmark text:name="decorator-corrected-entity-id-1260"/>sie zu vermeiden. Ohne Existenz leiden wir auch nicht mehr. Das Leben hat genau dafür das Leid eingesetzt, dass es noch vor der <text:bookmark text:name="decorator-corrected-entity-id-1270"/>Nicht-Existenz etwas gibt, das wir vermeiden wollen. Ist da nur noch Leid ohne Hoffnung, ist schon bald keine Existenz mehr da. Weil man Suizid begeht oder sonst etwas dramatisches macht.</text:p>
      <text:p text:style-name="Text_20_body">Die Philosophen unter den Lesern können jetzt eine fiktive Welt kreieren, in der das nicht der Fall ist. Doch ich möchte mich mit einer Welt beschäftigen, die durch die Evolution gestaltet wurde und in der die entwickelten Muster sich an dieser orientieren. Also dem Axiom: «Unendliches Leid ohne Ziel ist schlecht.» kann ich nur soweit zustimmen, dass es <text:soft-page-break/>dieses nicht gibt und ich ja nicht-existente Zustände für schlecht halte.</text:p>
      <text:p text:style-name="Text_20_body">Nun zum anderen. «Der Zustand absoluter Zufriedenheit und Erfüllung ist gut.» Auch dieser ist aus meiner Sicht falsch. Vielleicht mag es in einer fiktiven philosophischen Welt so sein, doch solange Reize uns anspornen, werden die Mechanismen «Leid» und «Freude» existieren. Eine Welt ohne Leid ist höchst wahrscheinlich in unsere Welt unmöglich und wenn doch, dann wird die Existenz wahrscheinlich aufhören. Sagen wir, wir setzen die ganze Erde unter Drogen und alle haben Visionen und sind glücklich. Dann werden wir bald verhungern und nicht mehr sein. Und ist eigentlich ega<text:bookmark text:name="decorator-corrected-entity-id-1295"/>l, ob man das jetzt gut oder schlecht nennt. Die Evolution wird das als ein Fehler abtun und neue Intelligenz hervorbringen, die dies vielleicht nicht mehr so macht.</text:p>
      <text:p text:style-name="Text_20_body">Aus meinem Ansatz wäre sogar denkbar, dass eine Welt mit starkem aber ertragbarem Leid «gut» ist. Es motiviert den Menschen, es in Zukunft zu vermeiden. Hier können viele Einwände gebracht werden. Beispiele von brutalen Verhältnisse<text:bookmark text:name="decorator-corrected-entity-id-1298"/>n, die klar schlecht sind. Doch seien Sie sich bewusst: Ist das Leid in solch einem Masse vorhanden, dass man die <text:bookmark text:name="decorator-corrected-entity-id-1300"/>Nicht-Existenz bevorzugt, dann ist es mit Sicherheit schlecht, ansonsten eher gut.</text:p>
      <text:p text:style-name="Text_20_body">Wir müssen jedoch noch Argumente finden, welcher von mehreren möglichen Zuständen besser ist? Der mit mehr oder weniger Leid? Ich schlage dazu, wie erwähnt, die Stabilität als Mass vor und nicht das Leid oder die Zufriedenheit. Da Leid und Zufriedenheit einfach Werkzeuge der Evolution sind, um uns für die richtigen Dinge zu motivieren. Stabilität hingegen analysiert die Existenzfähigkeit direkt. Ich schlage daher vor <text:soft-page-break/>zwei Zustände auf Ihre Stabilität zu vergleichen <text:span text:style-name="T118">und so zu entscheiden welcher besser ist</text:span>.</text:p>
      <text:p text:style-name="Text_20_body">Ebenfalls möchte ich nicht zwei Widersprüch<text:bookmark text:name="decorator-corrected-entity-id-1306"/>e vergleichen, <text:bookmark text:name="decorator-corrected-entity-id-1307"/>sondern zwei ähnliche Situationen mit einer Variable geändert. Denn es ist schwieri<text:bookmark text:name="decorator-corrected-entity-id-1315"/>g, zwei nicht-reale und auch niemals real-werdende Zustände auf Ihre Stabilität also Existenzfähigkeit hin zu untersuchen. Ich frage mich also nich<text:bookmark text:name="decorator-corrected-entity-id-1320"/>t, ob Sklaverei gut oder schlecht ist. Ich frage mich nu<text:bookmark text:name="decorator-corrected-entity-id-1318"/>r, ob das antike Rom mit oder ohne Sklaverei stabiler <text:span text:style-name="T71">gewesen wäre</text:span>. Oder das Amerika vor oder nach dem Bürgerkrieg. Ich möchte dies nun genau an diesen zwei Beispielen erläutern.</text:p>
      <text:h text:style-name="P41" text:outline-level="2"><text:bookmark-start text:name="__RefHeading___Toc845_1793407927"/>Beispiel: Sklaverei<text:bookmark-end text:name="__RefHeading___Toc845_1793407927"/></text:h>
      <text:p text:style-name="Text_20_body">Amerika vor dem Bürgerkrieg: Die Tatsache, dass es<text:bookmark text:name="decorator-corrected-entity-id-1357"/>, nicht zuletzt, wegen der Uneinigkeiten, bei der Sklavenfrage zu einem Bürgerkrieg kam, zeigt schon, dass dies nicht so stabil war. Nun kann man sich fragen, geht stabiler Sklavenbesitz? Scheinbar ja. Im alten Rom. Auch hier ist zu bemerken: Ist ein Zustand so untragbar für die Sklaven, dan<text:bookmark text:name="decorator-corrected-entity-id-1409"/>n werden sie sich wehren. Es gab <text:span text:style-name="T118">ja </text:span>auch Sklavenaufstände. Doch im Allgemeinen ist dies eher die Ausnahme. Woran lag es, dass die Sklaverei so stabil war? Ich denk<text:bookmark text:name="decorator-corrected-entity-id-1414"/>e, es waren zwei Hauptgründe. 1. Die Sklaven wurden oft besser behandelt, als die Sklaven in den USA. 2. Es gab keine Gedanken die Sklaverei abzuschaffen. Keiner dachte das. Man dachte vielleicht: «Ich will meinen Besitzer zu meinem Sklaven machen.» Doch, dass Gesellschaften Sklaven «brauchen», schien damals offensichtlich zu sein und wurde nicht hinterfragt. Dadurch wird dies auch nicht als gleich <text:bookmark text:name="decorator-corrected-entity-id-1418"/>menschenfeindlich empfunden. Aus dieser Selbstverständlichkeit wurde vielleicht auch der Dran<text:bookmark text:name="decorator-corrected-entity-id-1421"/>g, die <text:soft-page-break/>Sklaven so gut zu behalten, dass das System für eine lange Zeit funktioniert. Es wurde auch nicht gleich rassisch argumentiert. <text:span text:style-name="T28">Die Sklaven galten nicht als Untermenschen, sondern sie waren einfach die unterlegenen im letzten Krieg oder was auch immer. Ich möchte das nicht romantisieren, doch allein die Tatsache, dass die Sklaverei über Jahrtausende überlebte, zeigt schon, dass sie nicht </text:span><text:bookmark text:name="decorator-corrected-entity-id-1430"/><text:span text:style-name="T28">existenzbedrohend </text:span><text:span text:style-name="T29">war</text:span><text:span text:style-name="T28">. Es stellt sich wohl auch die Frag</text:span><text:bookmark text:name="decorator-corrected-entity-id-1437"/><text:span text:style-name="T28">e, ob wir heute ohne Sklaven auskommen? Sind unterbezahlte Arbeiter in Entwicklungsländern mit Auffangnetzen ausserhalb der Fabrik falls sie Selbstmord machen wollen in dem sie aus dem Gebäude springen nicht gar schlimme</text:span><text:bookmark text:name="decorator-corrected-entity-id-1443"/><text:span text:style-name="T28">r als die altrömische Sklaverei? Und meine Argumentation betrachtet immer die Stabilität und somi</text:span><text:bookmark text:name="decorator-corrected-entity-id-1444"/><text:span text:style-name="T28">t, auch ob es machbar ist. Eine ideale Wel</text:span><text:bookmark text:name="decorator-corrected-entity-id-1448"/><text:span text:style-name="T28">t, zu der jedoch kein Weg führt, ist für mich irrelevant. Die Frage ist beim antiken Rom: Gab es für sie einen stabilen Weg aus der Sklaverei? Wäre er stabiler gewesen, als der, der historisch passiert ist? Wenn ja, wäre er besser gewesen als da</text:span><text:bookmark text:name="decorator-corrected-entity-id-1451"/><text:span text:style-name="T28">s, was passierte, wenn nein, haben wir kein Fundament die Sklaverei </text:span><text:span text:style-name="T29">in Rom</text:span><text:span text:style-name="T28"> zu kritisieren.</text:span></text:p>
      <text:p text:style-name="Text_20_body">Wie man an diesem Beispiel sieht, kann die Analyse auf Stabilität keine absoluten Aussagen über <text:span text:style-name="T71">abstrakte</text:span> Zustände machen. Wir haben oft das Bedürfnis Ding<text:span text:style-name="T118">e</text:span> absolut zu verurteilen oder gut zu heissen. Ich glaube jedoch, dass mein Ansatz realistischer ist. Er bezieht alles mit ein. Wir können nicht sagen ob Emanzipation gut ist oder Sklaverei schlecht. Sondern nur ob es für eine Gesellschaft ohne Emanzipation besser is<text:bookmark text:name="decorator-corrected-entity-id-1457"/>t, zu dieser zu gelangen oder eine mit Sklaverei es besser ist, diese loszuwerden.</text:p>
      <text:p text:style-name="Text_20_body">Von nun an nehme ich an, wir haben die Stabilität als analysierbaren Vertreter von Existenz akzeptiert. Und auch, <text:soft-page-break/>dass Existenz erstrebenswert ist. Im nächsten Schritt werden wir die Stabilität an sich genauer analysieren.</text:p>
      <text:h text:style-name="P36" text:outline-level="1"><text:bookmark-start text:name="__RefHeading___Toc995_3589360547"/>Kontinuität<text:bookmark-end text:name="__RefHeading___Toc995_3589360547"/></text:h>
      <text:p text:style-name="Text_20_body">Die Stabilität erlaubt es uns jetzt Dinge zu analysieren, die zuvor nur schwierig, wenn nicht unmöglich <text:span text:style-name="T118">waren zu</text:span> analysier<text:span text:style-name="T118">en</text:span>. Ist es gu<text:bookmark text:name="decorator-corrected-entity-id-1466"/>t, nach Wahrheit zu streben? Ist es gut sich nach Gott auszurichten? Ist eine Revolution gut? Doch zuvor möchte ich nochmals auf die Muster verweisen. Ich beschrieb dort, dass ein Muster nicht statisch sein muss, sondern es vielleicht eher «überlebt» wenn es sich anpasst. Diese Erkenntnis lässt sich einfach auf Stabilität übertragen. Stabil ist nich<text:bookmark text:name="decorator-corrected-entity-id-1470"/>t, was starr ist, sonder was sich anpassen kann.</text:p>
      <text:p text:style-name="Text_20_body">Wie viel Anpassen ist noch gut? Anpassung birgt immer ein Risiko. Jetzt ganz abstrakt gesprochen, kann <text:span text:style-name="T118">es</text:span> die Kontinuität des Musters gefährde<text:span text:style-name="T118">n</text:span>. Die Frage ist: Wie sehr kann sich ein Muster verändern, damit es noch als dasselbe Muster erkennt wird? Ich beschrieb dies bereits bei den Mustern. Ich möchte dies hier aber nochmals angehen. Ich nähere mich dem Problem anhand einiger Beispiele: Ein Stift ist stabi<text:bookmark text:name="decorator-corrected-entity-id-1480"/>l, solange ich ihn nicht <text:bookmark text:name="decorator-corrected-entity-id-1477"/>kaputtmache. Ein Mensch ist auch immer derselbe Mensch (also stabil) als Kind oder als Erwachsener. Warum? Weil er sich langsam vom einen zum anderen entwickelt hat.</text:p>
      <text:p text:style-name="Text_20_body"><text:span text:style-name="T98">(Einige Philosophen werden dies schon kritisieren. Denn es gibt die Sicht: Man ist in jedem Moment ein neuer Mensch und der alte Mensch, von vor einer Sekunde «stirbt» sozusagen. Ich möchte diese darauf aufmerksam machen, dass ich über Muster spreche. Der Mensch ist als Kontinuität beschreibbar und daher ist es noch derselbe Mensch. </text:span><text:bookmark text:name="decorator-corrected-entity-id-1500"/><text:span text:style-name="T98">Natürlich </text:span><text:soft-page-break/><text:span text:style-name="T98">können wir auch das Muster erkennen, dass der Mensch stirb</text:span><text:bookmark text:name="decorator-corrected-entity-id-1491"/><text:span text:style-name="T98">t, und ein </text:span><text:bookmark text:name="decorator-corrected-entity-id-1508"/><text:span text:style-name="T98">Neuer entsteht in jedem Moment, doch dann sprechen wir von instabilen Mustern. Sprechen wir jedoch über die Reihe von Menschen die sterben und entstehen, </text:span><text:span text:style-name="T52">d</text:span><text:span text:style-name="T98">ann können wir diese Reihe auch als den normalen kontinuierlichen Menschen erkennen und beschreiben. Diese Reihe ist in diese</text:span><text:span text:style-name="T99">m</text:span><text:span text:style-name="T98"> Fall, da</text:span><text:bookmark text:name="decorator-corrected-entity-id-1515"/><text:span text:style-name="T98">s, was ich unter «Mensch», verstehe. Ich möchte hier nicht zu sehr ins </text:span><text:bookmark text:name="decorator-corrected-entity-id-1521"/><text:span text:style-name="T98">Philosophische abdriften und versuche die Wörter möglichst allgemein zu nutzen. Auch möchte ich hier auf meine Definition von existierenden Mustern verweisen: Muster existieren, wenn sie als solche erkennt werden. Folglich ist der Mensch dasselbe Muster, denn er wir</text:span><text:bookmark text:name="decorator-corrected-entity-id-1525"/><text:span text:style-name="T98">d, als derselbe Mensch erkennt.)</text:span></text:p>
      <text:p text:style-name="Text_20_body">Ein Mensch ist also derselbe Mensch als Kind und als Erwachsene<text:bookmark text:name="decorator-corrected-entity-id-1534"/>r, obwohl kein Atom mehr dasselbe ist. Doch sie sind zeitlich verbunden. Die Kontinuität kann festgestellt werden. Also einen Schritt weiter. Betrachten wir eine Nation mit einer Revolution; beispielhaft Frankreich. Ist Frankreich vor und nach der <text:bookmark text:name="decorator-corrected-entity-id-1535"/>Französischen Revolution noch dasselbe Land? Kann es noc<text:bookmark text:name="decorator-corrected-entity-id-1538"/>h, als das erkennt werden. Ja und Nein. Ich möchte hier nur ausführen, dass einige argumentieren werden: Nein, andere Ja. Für meine Definition heisst das: Für die einen Menschen ist es ein neues Land für andere ein umgestaltetes Land. Gehen wir noch weiter: Eine Firma wird aufgekauft. Facebook kauft Whatsapp. Existiert Whatsapp noch als Firma? Ich meine dies nicht juristisch. Sondern wird sich noch als Firma wahrgenommen? Vielleicht eine Weile, aber danach wird Whatsapp Facebook ganz einverleibt und es bleibt nichts übrig. Würde die App «Whatsapp» dann noch umbenennt, dann wäre das Muster Whatsapp verschwunden. Wir können noch weiter Beispiele kreieren, doch das lasse ich bleiben.</text:p>
      <text:p text:style-name="P8"><text:soft-page-break/><text:span text:style-name="T31">Wird die Kontinuität gewahrt, dann überlebt ein Muster. </text:span><text:span text:style-name="T32">Wir können hier nochmals kurz auf den Sinn von überlebenden Muster eingehen. Sie sagen vielleicht: «Es ist egal ob ein Muster überlebt.» Das können Sie schon sagen, doch in der Welt werden nur die Muster überleben, die nun mal überleben. Sie können sagen: «</text:span><text:span text:style-name="T30">Es</text:span><text:span text:style-name="T32"> ist egal ob die Demokratie (als Muster) überlebt.» Doch ich sage: «</text:span><text:span text:style-name="T30">D</text:span><text:span text:style-name="T32">ie einzigen relevanten politischen System</text:span><text:span text:style-name="T33">e</text:span><text:span text:style-name="T32"> in der Zukunft werden die sein, die existieren.» Doch ich möchte </text:span><text:span text:style-name="T30">zurück </text:span><text:span text:style-name="T32">auf den Abschnitt «</text:span><text:span text:style-name="T32"><text:bookmark-ref text:reference-format="text" text:ref-name="__RefHeading___Toc568_971908180">Der Imperativ: Stabilität</text:bookmark-ref></text:span><text:span text:style-name="T32">» verweisen, falls dieser Schritt </text:span><text:span text:style-name="T34">I</text:span><text:span text:style-name="T32">hnen noch unbequem erscheint.</text:span></text:p>
      <text:p text:style-name="P5"><text:span text:style-name="T54">A</text:span><text:span text:style-name="T55">us den obigen Beobachtungen können wir einen zweiten Wert entnehmen. Die Kontinuität. Soll ein Muster weiter bestehen, dann muss jede Veränderung kontinuierlich passieren. </text:span><text:span text:style-name="T56">Wie diese kontinuierliche Veränderung möglich wird, betrachten wir jetzt.</text:span></text:p>
      <text:h text:style-name="P36" text:outline-level="1"><text:bookmark-start text:name="__RefHeading___Toc997_3589360547"/>Variabilität<text:bookmark-end text:name="__RefHeading___Toc997_3589360547"/></text:h>
      <text:p text:style-name="P5"><text:span text:style-name="T101">Betrachtet man irgendwelche Muster, so ist die Kontinuität immer offensichtlich, oder zumindest erkennbar. Wäre sie es nicht, wäre es ein neues Muster. </text:span><text:span text:style-name="T102">Doch von Kontinuität kann man auch nur sprechen, wenn es eine Veränderung gibt. Ohne Veränderung macht das Konzept der Kontinuität keinen Sinn. </text:span><text:span text:style-name="T103">Jedoch sind Muster per </text:span><text:span text:style-name="T60">D</text:span><text:span text:style-name="T103">efinition der Veränderung unterworfen. Ihre Definition hängt von dem </text:span><text:span text:style-name="T61">B</text:span><text:span text:style-name="T103">eschreiben ab </text:span><text:span text:style-name="T110">(</text:span><text:span text:style-name="T110"><text:bookmark-ref text:reference-format="text" text:ref-name="__RefHeading___Toc566_971908180">Welche Muster existieren? </text:bookmark-ref></text:span><text:span text:style-name="T110">)</text:span><text:span text:style-name="T103">. Und der Beschreibende verändert sich mit der Zeit und somit auch seine Fähigkeit zu beschreiben. Also brauchen wir den Fall, </text:span><text:soft-page-break/><text:span text:style-name="T103">ohne Veränderung gar nicht zu betrachten, da er per Definition nicht eintrifft.</text:span></text:p>
      <text:p text:style-name="Text_20_body">Nun stellt sich die nächste Frage: Welche Veränderungen verursachen das Weiterbestehen von Mustern und welche den Untergang. Hier möchte ich mich kurz von der Realität lösen und das rein hypothetisch betrachten. Angenommen man weiss nicht was in Zukunft passiert. Somit weiss man auch nich<text:bookmark text:name="decorator-corrected-entity-id-1582"/>t, welches Verhalten zum Überleben von Mustern beiträgt. Optimal wäre immer das perfekte Verhalten zu erraten. Leider ist dies nicht möglich auf Dauer. Das nächst Beste wäre, sein Muster zu klonen und alle möglichen Verhalten zu manifestieren. Eines dieser Verhalten wird das Richtige sein und das Muste<text:bookmark text:name="decorator-corrected-entity-id-1607"/>r, das dieses Verhalten manifestiert, wird überleben. Ein Problem gibt es bei diesem Ansatz. Die Klone der Muster beeinflussen sich gegenseitig. Nehmen wir als Beispiel das Muster der Demokratie. Wir können nicht alle Arten von Demokratie gleichzeitig durchprobieren da wir nur endlich viele Menschen und somit nur endlich viele Gesellschaften haben.</text:p>
      <text:p text:style-name="Text_20_body">Die optimale Strategie ist also sich so sehr anzupassen, dass die Kontinuität gewahrt bleibt (nicht zu sehr anpassen) und dann aber so viel wie möglich ausprobieren, damit ein Ansatz vielleicht Erfolg haben wird.</text:p>
      <text:p text:style-name="Text_20_body">Noch als Einschub: Die Strategie: Alles auf die Option zu setze<text:bookmark text:name="decorator-corrected-entity-id-1631"/>n, die am wahrscheinlichsten ist, ist nicht optimal. Nehmen wir an wir hätten 2 Menschen. Bedroht von einem Terroristen. Sie sind die <text:bookmark text:name="decorator-corrected-entity-id-1636"/>Einzigen, die eine wichtige Information wissen. Der Terrorist sagt: «Ich werde würfeln. Ihr werdet zuvor sagen, ob es ein 6 gibt oder nicht. Der, der <text:bookmark text:name="decorator-corrected-entity-id-1642"/>falschliegt, wird erschossen, <text:span text:style-name="T119">der andere frei gelassen</text:span>.» Die höchste Wahrscheinlichkeit hier ist, dass er eine 1-5 würfelt, doch <text:soft-page-break/>damit die wichtige Information sicher überlebt, muss der eine «nicht-6» und der andere «6» sagen. Damit sage ich: Setzt man immer auf das Wahrscheinliche, dann hat man ein Problem, falls doch mal das Unwahrscheinliche passiert.</text:p>
      <text:p text:style-name="Text_20_body">In der Wirtschaft nennt man diese Strategie: Diversifizierung. Man verteilt das Risiko auf viele unterschiedliche Träger. Und dies ist bei Muster, die so etwas können, sinnvoll. In der Evolution wird dieses Verhalten durch die Mutation manifestiert.</text:p>
      <text:h text:style-name="P37" text:outline-level="1"><text:bookmark-start text:name="__RefHeading___Toc999_3589360547"/><text:span text:style-name="T96">Die Ethik </text:span><text:span text:style-name="T97">der Stabilität</text:span><text:bookmark-end text:name="__RefHeading___Toc999_3589360547"/></text:h>
      <text:p text:style-name="Text_20_body">Kurz zusammengefasst haben wir (mit allen erwähnten Vorbehalten) erarbeitet: Existenz ist besser als nicht Existenz. Ein Muster auf seine Stabilität zu analysieren, ist der beste <text:span text:style-name="T72">W</text:span>eg es auf seine Existenzfähigkeit zu prüfen. Will ein Muster stabil bleiben, dann muss es sich kontinuierlich verändern. Diese Veränderung sollte in möglichst vielen und sich möglichst wenig behindernden Varianten probiert werden.</text:p>
      <text:p text:style-name="Text_20_body">Aus diesen Beobachtungen möchte ich jetzt <text:span text:style-name="T120">als e</text:span>ine Metaethik <text:span text:style-name="T72">interpretieren</text:span>. Während normale Ethiken behandeln (und definieren) was gut und was schlecht ist, kann meine Metaethik selbst diese Ethiken bewerten. Eine Ethi<text:bookmark text:name="decorator-corrected-entity-id-1649"/>k, die nicht gelebt wird, wird wahrscheinlich vergessen werden. Eine Ethik, die gelebt wird, überlebt. Eine Ethik, die die Befolger ihrer selbst umbringt, wird sich entweder selbst auslöschen oder destabilisieren. Aber natürlich bedarf die Analyse der einzelnen Ethiken etwas mehr Zeit, aber diese kurzen Sätze schrieb ich hier um einen Eindruck zu vermittel<text:bookmark text:name="decorator-corrected-entity-id-1661"/>n, wie dies <text:bookmark text:name="decorator-corrected-entity-id-1658"/>vonstattengehen könnte.</text:p>
      <text:p text:style-name="Text_20_body"><text:soft-page-break/>Im Bewerten dieser Ethiken muss man beachten: Konsequentes Handeln und Wahrheit sind momentan völlig unwichtig. Ich habe sie noch nie erwähnt ausser beim Nihilismus. Also es kann sein, dass eine Ethik, wenn sie perfekt umgesetzt wird, stabil bis in die Unendlichkeit ist. Doch bei nicht perfekter Umsetzung instabiler ist, als wenn man seine Entscheidungen auf das Kaffeesatzlesen basiert. Ebenso kann eine Ethik sehr stabil (gut) sein obwohl sie Dinge behauptet, die nicht wahr sind. Ich lasse darum absichtlich den Begriff von <text:bookmark text:name="decorator-corrected-entity-id-1680"/>wahr und <text:bookmark text:name="decorator-corrected-entity-id-1688"/>falsch weg. Unser erarbeitete <text:span text:style-name="T72">Metaethik </text:span>erlaubt es zum ersten <text:bookmark text:name="decorator-corrected-entity-id-1695"/>Mal, Religion mit atheistischen Weltentwürfen zu vergleiche<text:bookmark text:name="decorator-corrected-entity-id-1701"/>n, ohne sich in der Diskussion zu verlieren, welches von beidem stimmt.</text:p>
      <text:p text:style-name="Text_20_body">Ich glaube das Betrachten von Beispielen verdeutlicht erst die <text:bookmark text:name="decorator-corrected-entity-id-1706"/>Stärke meines Ansatzes. Jedoch sehe ich auch genau hier Probleme. Ich möchte wie oben angedeutet auf eine Spannung eingehen. Meine Ethik könnte zum Schluss kommen, dass etwas, was wir <text:bookmark text:name="decorator-corrected-entity-id-1710"/>menschenverachtend empfinden, «gut» sei. Ich möchte hier einfügen: Ich glaube, dass diese Ethik, das Wertesystem des Universums ist. Was sich nicht dieser entsprechend verhaltet, wird nicht mehr existieren. Doch was sein kann, ist, dass Ansichten die dieser meiner Ethik widersprechen, viel stabiler sin<text:bookmark text:name="decorator-corrected-entity-id-1713"/>d, als die beste Formulierung <text:span text:style-name="T72">meiner</text:span> Ethik.</text:p>
      <text:p text:style-name="Text_20_body">Nehmen wir an: Wir werden zeigen, dass Frauenunterdrückung gut ist. (Wer meine bisherigen Argumentationen gelesen hat, weiss, dass ich nie zu so einem absoluten Urteil komm<text:bookmark text:name="decorator-corrected-entity-id-1720"/>e<text:span text:style-name="T120">n</text:span> kann durch meine Ethik. Aber trotzdem nehmen wir das hier mal an.) Nun kann man die Meinung vertreten, meine Ethik der Stabilität sei Humbug; ja sogar böse. Man wird diesen Text vernichten oder zumindest <text:soft-page-break/>vergessen. Doch man gibt dem Text gerade dadurch recht. Denn man hat sich für eine Ethik entschiede<text:bookmark text:name="decorator-corrected-entity-id-1725"/>n, die stabiler war, als meine Formulierung dieser Metaethik. <text:span text:style-name="T120">Und wenn nicht, wird diese Ansicht aussterben.</text:span></text:p>
      <text:p text:style-name="Text_20_body">Sie können also meinen Ansatz kritisieren und sagen er sei «schlecht». Was auch immer ihr Verständnis von gut und schlecht ist. Sind sie mit dieser Meinung erfolgreich, geben sie jedoch mir genau dadurch recht. Sie können es aber auch anders kritisieren: Indem Sie zeige<text:bookmark text:name="decorator-corrected-entity-id-1729"/>n, wo ich einen Denkfehler gemacht habe. Oder welchen Schritt Sie nicht teilen können. Meine Ethik ist so sehr in der Realität verwurzelt, dass man sie aus meiner Sicht nicht mit dem ersten Argument entkräften kann.</text:p>
      <text:p text:style-name="Text_20_body">Treiben wir es weiter. Nehmen wir an, es gibt einen Gott, der nach dem Tod etwas mit uns macht. Es werden nur die Ansichten überleben, die mit dieser Realität vereinbar sind. Umgekehrt ist es etwas anders. Nehmen wir an, es <text:bookmark text:name="decorator-synonym-entity-id-1740"/>gibt keinen Gott. Solange niemand von nach dem Tod wieder kommt, wird es diese Ungewissheit geben, was nach dem Tod kommt. Und die Ansichten müssen sich nie der Realität stellen, dass es kein Leben nach dem Tod gibt. Sie müssen sich einzig auf das jetzige Leben eingehen. Tun sie dies jedoch nicht erfolgreich, dann werden sie aussterben.</text:p>
      <text:h text:style-name="P41" text:outline-level="2"><text:bookmark-start text:name="__RefHeading___Toc1297_3589360547"/>Analyseschichten<text:bookmark-end text:name="__RefHeading___Toc1297_3589360547"/></text:h>
      <text:p text:style-name="Text_20_body">Ich führte jetzt die Ethik ein. Doch ein Problem bleibt noch. Wie muss man die Stabilität von einem Muster gegen die Stabilität eines anderen Musters gewichten? Kapitalismus gegen Kommunismus. Ich gegen Dich. Natur gegen Wirtschaft. Diese Frage ist natürlich erst relevant bei Vorhandensein eines <text:soft-page-break/>Willens. Ohne Wille «schaut» jedes Muster für sich. Die Muster überleben, die überleben. Erreichen sie das mit einer Symbiose, dann sei es so.</text:p>
      <text:p text:style-name="Text_20_body">Es liegt also nahe, und so argumentiere ich auch, dass man sich für seine eigenen Muster einsetzt. Ich setze mich für mich, für meine Familie, mein Dorf, mein Land, meine Spezies, meine Erde und mein Universum ein; in dieser Reihenfolge. Diese Dinge unterliegen manchmal Widersprüchen. Und es gilt von innen heraus zu stabilisieren. Wir sollten erst schauen, dass die Situation für uns ertragbar ist, dann dass sie auch für unsere Familie ertragbar ist, wenn nicht hat das einen Einfluss auf unsere persönliche Stabilität. Bedenken Sie: Je nach Weltanschauung destabilisiert Sie es, wenn Sie Ihre Familie verraten. <text:span text:style-name="T120">Daher äussert sich der Drang sich selbst zu stabilisieren darin die Familie zu stabilisieren.</text:span></text:p>
      <text:p text:style-name="Text_20_body">Grundsätzlich meine ich: Tue da<text:bookmark text:name="decorator-corrected-entity-id-1749"/>s, was du für gut haltest. Ich möchte dies an einer Geschichte von Jesus aufzeigen. Über Jesus wird berichtet, dass er vor seiner Verhaftung, zu Gott gebetet hat: «Papa! Lass diesen Kelch an mir vorüber gehen. Aber nicht was ich wil<text:bookmark text:name="decorator-corrected-entity-id-1752"/>l, sondern was du willst so geschehen.» Er spielt mit diesem Kelch auf das <text:span text:style-name="T121">be</text:span>vorstehende Leid an. Man könnte mit meiner Ethik argumentieren, dass Jesus hätte fliehen sollen, damit er nicht vergeht. Doch die Erinnerung an ihn wurde gerade durch diesen Tod und dessen Interpretation unsterblich. Auch war Jesus so geprägt von Gott, was auch immer das heisst, dass er nicht anders konnte, als sich seinem Willen hinzugeben.</text:p>
      <text:p text:style-name="P6"><text:span text:style-name="T49">(Ich möchte den nicht-Gläubigen hier einen kurzen Einschub gönnen. Dieser «Wille Gottes» kann, wenn man nicht an einen existierenden Gott glaubt, als zwei sich streitende Ideen in ein und demselben Kopf vorgestellt werden. </text:span><text:soft-page-break/><text:span text:style-name="T49">Der eine Gedanke ist normal und natürlich (der Selbstschutz), der andere irgendwie anders: Sich nicht wehren und nicht fliehen vor den</text:span><text:span text:style-name="T51">en</text:span><text:span text:style-name="T49"> </text:span><text:span text:style-name="T50">die einem Böses wollen</text:span><text:span text:style-name="T49">. Diese </text:span><text:span text:style-name="T51">Ideen </text:span><text:span text:style-name="T49">existieren in ein und demselben Kopf. Und werden daher gerne als zwei «Willen» interpretiert.)</text:span></text:p>
      <text:p text:style-name="Text_20_body">Hätte Jesus nicht so gehandelt, wie es Gott will, dann hätte er sich selbst verraten. Es mag sein, dass er länger existierte <text:span text:style-name="T121">hätte</text:span>, hätte er das getan. Doch genau der Fakt, dass er es nicht getan hat, ist daran <text:bookmark text:name="decorator-corrected-entity-id-1758"/>schuld, dass wir hier noch heute von ihm sprechen. Diese Tat kreierte ein neues Muster. Eine Ide<text:bookmark text:name="decorator-corrected-entity-id-1759"/>e, die inspirierend ist. Und der Grundstein einer neuen Interpretation des Judentums wurde und danach eine eigene Religion. Es kreierte eines der stabilsten Muste<text:bookmark text:name="decorator-corrected-entity-id-1760"/>r, die es gibt.</text:p>
      <text:p text:style-name="Text_20_body">Ist dieses Muster wichtiger als Jesus selbst? Jesus meinte «Ja» indem er den «Willen Gottes» getan hat. «Gottes Gedanken sind höher als meine Gedanken» ist ein geflügelter Spruch und kann auf so ein Verhalten hingedeutet werden. Ist man selbst so von etwas überzeugt, ist die <text:bookmark text:name="decorator-corrected-entity-id-1761"/>Nicht-Existenz weniger schlimm als der Verrat dieser Überzeugung und vielleicht gerade dadurch bekommt diese Überzeugung neues Leben für kommende Generationen.</text:p>
      <text:p text:style-name="P7"><text:span text:style-name="T53">Man bemerkt hier, dass Weltanschauungen selbst ein Muster sind. Sie sind eine Komplexitätsreduktion der Welt. Es ist ein Komplex von Muster</text:span><text:span text:style-name="T57">n</text:span><text:span text:style-name="T53">. </text:span><text:span text:style-name="T57">Auch hier gilt, die Weltanschauung, die den Trägern das </text:span><text:span text:style-name="T59">Ü</text:span><text:span text:style-name="T57">berleben erlaubt ist «besser». </text:span><text:span text:style-name="T58">Ähnlich wie das «selfish gene» so auch das «selfish meme».</text:span></text:p>
      <text:h text:style-name="P41" text:outline-level="2"><text:bookmark-start text:name="__RefHeading___Toc1001_3589360547"/><text:soft-page-break/>Beispiele<text:bookmark-end text:name="__RefHeading___Toc1001_3589360547"/></text:h>
      <text:h text:style-name="P44" text:outline-level="3"><text:bookmark-start text:name="__RefHeading___Toc1299_3589360547"/>Überlebensdrang von Mustern<text:bookmark-end text:name="__RefHeading___Toc1299_3589360547"/></text:h>
      <text:p text:style-name="Text_20_body">In der Soziologie beschrieb Parsons, dass Systeme einen Überlebensdrang haben. Er wurde für diese Analogie aus der Tierwelt kritisiert, da man nicht einfach Konzepte aus der Natur auf Systeme übersetzen und diese dann als Fakten postulieren <text:span text:style-name="T121">kann</text:span>.</text:p>
      <text:p text:style-name="Text_20_body">Ich möchte mit unserer neu-gewonnenen Brille diese Aussage präzisieren. System<text:bookmark text:name="decorator-corrected-entity-id-1771"/>e, die so etwas wie einen Überlebensdrang manifestieren (also sich so Verhalten als hätten sie einen<text:bookmark text:name="decorator-corrected-entity-id-1775"/>), existieren weiter. Da Systeme schon eine gewisse Komplexität haben und somit eine Geschichte hinter sich, müssen sie auch eine Weile existiert haben. Daher mussten sie so etwas wie einen Überlebensdrang manifestiert haben. Daher ist die Aussage «Systeme manifestieren einen Überlebensdrang.» korrekt. Einfachheitshalber kann man aber auch sagen, sie hätten einen Überlebensdrang.</text:p>
      <text:h text:style-name="P43" text:outline-level="3"><text:bookmark-start text:name="__RefHeading___Toc1301_3589360547"/>Selfish Gene<text:bookmark-end text:name="__RefHeading___Toc1301_3589360547"/></text:h>
      <text:p text:style-name="Text_20_body">Das egoistische Gen. Auch dieser Ausdruck ist eine reisserische Version vom manifestierten Überlebensdrang. Wieder: Das Gen, das sich so verhält<text:bookmark text:name="decorator-corrected-entity-id-1789"/>, als hätte es einen Überlebensdrang oder als wäre es egoistisch, wird existieren. Diesen «shower-though» Dawkins' halte ich nicht für nötig, weiter auszuführen.</text:p>
      <text:h text:style-name="P43" text:outline-level="3"><text:bookmark-start text:name="__RefHeading___Toc1303_3589360547"/><text:soft-page-break/>Sklaverei<text:bookmark-end text:name="__RefHeading___Toc1303_3589360547"/></text:h>
      <text:p text:style-name="P9"><text:span text:style-name="T86">Wir haben es bereits kurz behandelt und kamen dort zum Schluss, dass es nicht so einfach ist. Ich werde dies jetzt mehr beleuchten. Wir haben neue </text:span><text:span text:style-name="T44">Werkzeuge</text:span><text:span text:style-name="T86"> bekommen. Wir können die Kontinuität und die Variabilität zusätzlich analysieren. Meine Ethik erlaubt es nicht «Sklaverei» für sich isoliert zu betrachten. Wir müssen es in einen zeitlichen Kontext (sei er auch fiktiv) setzen. Da mein geschichtliches Wissen beschränkt ist, möchte ich an Ihre Kulanz appellieren. Ich werde über die amerikanischen Sklaven sprechen. Habe aber kein tieferes Verständnis davon. Behandeln sie diese Aussage, als würde ich über ein fiktives Beispiel sprechen, dass nicht zufällig viele Parallelen zur Sklaverei in Amerika hat. Behalten Sie diese Denkweise auch für die anderen Beispiele.</text:span></text:p>
      <text:p text:style-name="Text_20_body">Wir stellen uns eine Farm vor mit Sklaven. Als <text:bookmark text:name="decorator-corrected-entity-id-1823"/>Erstes betrachten wir den Besitzer und Sklavenhalter. Welches Verhalten wäre für <text:bookmark text:name="decorator-corrected-entity-id-1832"/>ihn gut. Er möchte <text:bookmark text:name="decorator-corrected-entity-id-1840"/>weiter bestehen. Die Sklaven sollen also keinen Aufstand machen. Dies kann er erreichen mit mehr Kontrolle und Gewalt oder mit einer besseren Behandlung der Sklaven. Angenommen er entscheidet sich für Gewalt, dann treibt er die Sklaven in die Richtung, dass <text:bookmark text:name="decorator-corrected-entity-id-1847"/>Nicht-Existenz eine Option wird. Ist das der Fall, dann wird die Sache instabil. Niemand weiss, was ein Sklave der lieber sterben will, machen wird. Er könnte einen Wächter erdrosseln. Die Felder anzünden. Selbstmord begehen. Aber jedenfalls sind sehr drastische Taten auf einmal denkbar für ihn. Diese Unvorhersehbarkeit ist zu vermeiden. Also rein für die Stabilität der Farm und seines Lebens, sollte der Farmer solche Zustände bei den Sklaven vorbeugen. Die <text:bookmark text:name="decorator-corrected-entity-id-1857"/>100 % teuflische und sadistische Struktur wird höchst wahrscheinlich <text:soft-page-break/>nicht lange stabil sein. Aber eine Sklavenhaltun<text:bookmark text:name="decorator-corrected-entity-id-1861"/>g, in der die Sklaven eine Lebensfreude haben, ist mit meiner Ethik nicht zu verurteilen.</text:p>
      <text:p text:style-name="Text_20_body">Gehen wir auf die Seite des Sklaven. Was ist für <text:bookmark text:name="decorator-corrected-entity-id-1870"/>ihn ethisch? Er sollte das tu<text:bookmark text:name="decorator-corrected-entity-id-1874"/>n, was sein Leben und seinen Lebenswillen sichert. Vielleicht kann er eine Verbesserung der Arbeitsverhältnisse bewirken. Das wäre gut. Wenn nicht, dann sollte er sich eine Weltanschauung (Religion) aneignen, die <text:bookmark text:name="decorator-corrected-entity-id-1877"/>ihn durch diese düsteren Zeiten durchträgt. Er sollte seine Lebensfreude nähren, wenn möglich. Durch Gespräche mit anderen Sklaven. Mit Freizeitaktivitäten am Abend. Doch vielleicht, ja sogar wahrscheinlich, ist der Zustand unerträglich für ihn. Ist das der Fall, dann muss er sich auch für einen Weg entscheiden. Ist der Tod eine wahre Alternative? Und nur Freiheit oder Tod für ihn erträglich? Dann muss er <text:bookmark text:name="decorator-corrected-entity-id-1879"/>z. B. einen Aufstand planen, die Flucht oder gar Suizid.</text:p>
      <text:p text:style-name="Text_20_body">Betrachten wir es noch aus der Sicht eines Politikers. Ist es gu<text:bookmark text:name="decorator-corrected-entity-id-1888"/>t, die Sklaverei abzuschaffen? Auch hier entscheiden wir mit Hilfe der Stabilität. Der Politiker muss sich <text:bookmark text:name="decorator-corrected-entity-id-1892"/>fragen: Gibt es einen <text:span text:style-name="T73">W</text:span>eg aus der Sklaverei? Hat er genug Macht dies zu machen? Destabilisiert dieser Akt das ganze Land bis auf die Grundmauern, dass dadurch die Menschen verhungern? Oder gehen nur einige Farmer pleite? Wie reagieren die enteigneten Sklavenhalter? Werden sie das Land in den Krieg stürzen? Wenn wir den Krieg verlieren, wird es dadurch besser oder schlechter? Sie sehen, in der Politik ist die ganze Analyse viel schwieriger. Zu sagen «Sklaverei ist schlecht.» bringt an sich nichts. Es bedarf einem kontinuierlichen Weg von dem Zustand mit Sklaven zu einem Zustand ohne Sklaven und der Zustand danach muss stabiler sein als der zuvor. </text:p>
      <text:p text:style-name="Text_20_body"><text:soft-page-break/>Ich gehe jetzt nicht noch zusätzlich auf die Sklaverei in der Antike ein. Die <text:span text:style-name="T73">Fragen</text:span> sind dieselben nur die Antworten darauf vielleicht unterschiedlich.</text:p>
      <text:h text:style-name="P43" text:outline-level="3"><text:bookmark-start text:name="__RefHeading___Toc1305_3589360547"/>Partei der Stabilität<text:bookmark-end text:name="__RefHeading___Toc1305_3589360547"/></text:h>
      <text:p text:style-name="Text_20_body">Ich liebäugelte schon lange damit eine Partei der Stabilität zu gründen. Ich halte Stabilität auch emotional und persönlich für einen sehr guten Wert, unabhängig von meiner ganzen Argumentation bis jetzt.</text:p>
      <text:p text:style-name="Text_20_body">Es gibt einige Dinge die klar wären. Stabiler ist, wenn wir nicht abhängig von einzelnen Partnern sind. Also werden nur in einem Land Schutzmasken produziert, haben die im Falle einer Pandemie sehr viel Macht und die anderen keine Sicherheiten. Die Partei wäre also eher gegen Globalisierung und wenn doch, dann mit Sicherheiten die auch Krisen überstehen.</text:p>
      <text:p text:style-name="Text_20_body">Sie wäre auch gegen zu schnelle Änderungen in der Gesellschaft. Aber natürlich nur soweit diese Änderungen auch verlangsambar sind. Die schnellen Änderungen haben das Potenzia<text:bookmark text:name="decorator-corrected-entity-id-1967"/>l, das Land zu destabilisieren. Keiner weiss was ein Frauenstimmrecht auf die Politik für Auswirkungen hat, daher sollte man es vielleicht erst regional ausprobieren und dann langsam auf das ganze Land ausweiten. Alles <text:bookmark text:name="decorator-corrected-entity-id-1973"/>Recht und gut. Es scheint eine konservative Partei zu ergeben. (Jedoch nur <text:bookmark text:name="decorator-corrected-entity-id-1978"/>konservativ in unserer rasanten Welt. In der Antike wäre die Partei wahrscheinlich progressiv gewesen.)</text:p>
      <text:p text:style-name="P10"><text:span text:style-name="T35">Leider sind viele Entscheide und Themen zu denen man Stellung beziehen muss nicht so einfach auf die Stabilität zu analysieren. Sind mehr </text:span><text:span text:style-name="T36">S</text:span><text:span text:style-name="T35">teuern oder weniger gut für die Stabilität? Mehr Militär oder weniger? Das ist nicht so einfach </text:span><text:soft-page-break/><text:span text:style-name="T35">und ich bin auch eher an Soziologie und Philosophie interessiert als an Politik. Zudem glaube ich, dass die meisten Parteien </text:span><text:span text:style-name="T45">schon jetzt</text:span><text:span text:style-name="T35"> für sich beanspruchen würden, dass sie das Land stabilisieren und die anderen es ins Chaos werfen.</text:span></text:p>
      <text:h text:style-name="P43" text:outline-level="3"><text:bookmark-start text:name="__RefHeading___Toc1307_3589360547"/>Die Moderne<text:bookmark-end text:name="__RefHeading___Toc1307_3589360547"/></text:h>
      <text:p text:style-name="Text_20_body">Die Moderne ist ein Begrif<text:bookmark text:name="decorator-corrected-entity-id-1998"/>f, der oft verwendet wird. Ich verstehe darunter die Beobachtung (Muster), dass sich die Welt immer schneller <text:bookmark text:name="decorator-corrected-entity-id-2006"/>verändert. Während man in der Antike sagen konnte: «Höre auf deinen Vater, er hat mehr Erfahrung.» <text:bookmark text:name="decorator-corrected-entity-id-2013"/>So kann man das heute nur noch mit Einschränkungen so machen. Der Vater weiss nich<text:bookmark text:name="decorator-corrected-entity-id-2019"/>t, wie ein Smartphone funktioniert. Er kennt nicht die Rolle, die Frauen jetzt haben. (Er ist kein Sexist aber die Geschlechterrollen wandeln sich auch.)</text:p>
      <text:p text:style-name="Text_20_body">Unter unserer neu gewonnenen Lupe ist die Moderne ein interessantes Phänomen. Wir haben die Veränderung als Muster entdeckt. Und wir setzen vieles daran es am Leben zu erhalten. Manch einer mag einwenden: «Das ist vielleicht gar nicht schlau. Irgendwann ist auch mal genug <text:span text:style-name="T122">verändert</text:span>.» Doch erkrank<text:span text:style-name="T122">en</text:span> <text:span text:style-name="T74">Sie</text:span> an Krebs, würde<text:span text:style-name="T122">n</text:span> <text:span text:style-name="T74">Sie sich</text:span> <text:bookmark text:name="decorator-corrected-entity-id-2033"/>wünschen, der Fortschritt wäre schon weiter.</text:p>
      <text:p text:style-name="Text_20_body">Ein Nebeneffekt ist auch, dass diejenigen die sich der Veränderung entziehen möchten, in kurzer Zeit so ohnmächtig werden im Vergleich zu den anderen, dass es <text:span text:style-name="T74">ihre </text:span>Existenz bedroht. Unsere Gesellschaften haben keine Wahl als immer mehr zu <text:bookmark text:name="decorator-corrected-entity-id-2041"/>forschen und mehr zu erfinden. Einzig, wenn die ganze Welt sich einigen würde, auf Fortschritt zu verzichten, gäbe es eine Chance. Doch wäre dieses Bündnis fragil.</text:p>
      <text:p text:style-name="Text_20_body"><text:soft-page-break/>Denn wenn doch einer forschen könnte. <text:span text:style-name="T74">O</text:span>hne, dass es die anderen bemerken. <text:span text:style-name="T74">D</text:span>ann <text:span text:style-name="T74">hätte </text:span>er einen Vorteil und <text:span text:style-name="T74">würde </text:span>eher überleben als die anderen. Unsere Ethik sieht die Moderne also kritisch. <text:span text:style-name="T74">H</text:span>at aber auch keine Antwort. (Wobei das nicht meiner Ethik zuzuschreiben is<text:bookmark text:name="decorator-corrected-entity-id-2047"/>t, sondern meinem Unvermögen eine Lösung zu sehen.)</text:p>
      <text:h text:style-name="P43" text:outline-level="3"><text:bookmark-start text:name="__RefHeading___Toc1309_3589360547"/>Religion<text:bookmark-end text:name="__RefHeading___Toc1309_3589360547"/></text:h>
      <text:p text:style-name="Text_20_body">Die Ethik der Stabilität ist ein riesen Fan von Religion. Es gibt kein menschliches Konstrukt, das älter und stabiler ist als dieses. Religion vereint diese Dinge in annähernden Perfektion. Sie gibt Sinn und Stabilität in eine Gemeinschaft. Und das sogar, wenn nicht alle daran glauben. Aber umso mehr, wenn alle daran glauben.</text:p>
      <text:p text:style-name="Text_20_body">Sie aktualisiert sich. Aus dem Judentum entstand das Christentum und der Islam. Aus allen drei entstehen andauernd neue Versionen. Wir nennen diese oft Sekten. Also die Variabilität ist auch gegeben.</text:p>
      <text:p text:style-name="Text_20_body">Die Moderne ist vielleicht die Grösste Herausforderung für die Religion. Sie muss sich jetzt mit anderen Religionen herumschlagen. Sie muss mit dem Fortschritt umgehen. Sie muss mit der neuen Sprache umgehen. Sie muss sich abgeben mit rasant ändernden Ansichten über das Universum.</text:p>
      <text:p text:style-name="Text_20_body">Während Königtümer, Nationen, Gesellschaften, Berufsstände, Familientraditionen alle schon mehrfach zum Opfer der Modernen wurden, hält sich die Religion hartnäckig. Sie scheint wie ein Fels in der Brandung. Gibt Halt und aktualisiert sich langsam aber stetig.</text:p>
      <text:p text:style-name="Text_20_body">An diesem Beispiel sieht man gut, dass die Frage nach dem Wahrheitsgrad der Religion überhaupt nicht relevant ist. <text:soft-page-break/>Man könnte jetzt auch noch Religionen vergleichen. Schauen welche, diese oben erwähnte Gratwanderung, am besten bewältigt. Ich lasse das aus. Es ist jedoch ein interessanter Ansat<text:bookmark text:name="decorator-corrected-entity-id-2087"/>z, um vielleicht auf offene Ohren zu stossen, bei Andersgläubigen.</text:p>
      <text:h text:style-name="P43" text:outline-level="3"><text:bookmark-start text:name="__RefHeading___Toc1311_3589360547"/>Atheismus<text:bookmark-end text:name="__RefHeading___Toc1311_3589360547"/></text:h>
      <text:p text:style-name="Text_20_body">Er ist aus meiner Sicht eine mehr destruktive als konstruktive Kraft. Ich muss kritisieren, dass der Angriff auf Religion nur dann zu unterstützen ist, wenn man ein wahre Alternative bietet. Eine die gleichviel oder mehr Halt im Leben gibt. Eine Alternativ<text:bookmark text:name="decorator-corrected-entity-id-2109"/>e, die auch durch Hoffnungslosigkeit trägt. Wenn Freunde und Familie einen verlassen. Wenn man kognitiv nicht mehr in der Lage ist zu <text:bookmark text:name="decorator-corrected-entity-id-2115"/>denken und nur noch <text:bookmark text:name="decorator-corrected-entity-id-2120"/>mantraartige Sätze sagen kann. Ist er dazu nicht in der Lage, sehe ich keine Zukunft für ihn. <text:span text:style-name="T123">Auf der anderen Seite ist er so auch nicht wirklich eine Gefahr für die Religion.</text:span></text:p>
      <text:p text:style-name="Text_20_body">Angenommen er schafft das, dann ist er natürlich eine der neusten «Religionen». Er hat kein lange Tradition. Tradition gibt Stabilität. Er muss sich also erst noch über eine längere Zeit beweisen. Sonst habe ich da im Allgemeinen nicht viel zu sagen. Man könnte natürlich beim Atheismus wie auch beim Theismus auf einzelne (Un-)Gläubige eingehen und analysiere<text:bookmark text:name="decorator-corrected-entity-id-2124"/>n, ob der (A)Theismus sie stabilisiert oder destabilisiert. Ich hoffe, Sie sind nach all diesen Seiten selbst in der Lage dies zu evaluieren.</text:p>
      <text:h text:style-name="P43" text:outline-level="3"><text:bookmark-start text:name="__RefHeading___Toc1313_3589360547"/>Moderne Arbeit<text:bookmark-end text:name="__RefHeading___Toc1313_3589360547"/></text:h>
      <text:p text:style-name="Text_20_body">Wir entschieden uns ein Experiment zu starten: Männer gehen in Fabriken oder Büros und arbeiten nicht mehr mit der <text:soft-page-break/>Familie zuhause. Dies ist ein extremer Eingriff in die Wirtschaft und Familie.</text:p>
      <text:p text:style-name="Text_20_body">Konsequenzen davon <text:span text:style-name="T75">sind</text:span> (von mir spekuliert) der Drang der Frau auch moderne Arbeit zu verrichten. Das Verlangen nach Kinderbetreuung und allgemeiner Schulbildung. Die Situation, dass ein Mann mehr Zeit mit einer anderen Frau als seiner eigenen <text:bookmark text:name="decorator-corrected-entity-id-2131"/>verbringt (wenn er mit ihr arbeitet). Die Situation der sexuellen Spannungen am Arbeitsplatz entstehen. Machtgefälle am Arbeitsplatz.</text:p>
      <text:p text:style-name="Text_20_body">Ich will das nicht persönlich werten; nur mit unserer Ethik. Sie sagt: Das sind grosse und ernst zu nehmende Herausforderungen, die wir uns da aufgeladen haben. Jede <text:bookmark text:name="decorator-corrected-entity-id-2134"/>Einzelne dieser Herausforderungen hat das Potenzial uns zu destabilisieren. Tut es eine davon, dann haben wir ein Problem.</text:p>
      <text:h text:style-name="P45" text:outline-level="3"><text:bookmark-start text:name="__RefHeading___Toc1315_3589360547"/>Aufklärung<text:bookmark-end text:name="__RefHeading___Toc1315_3589360547"/></text:h>
      <text:p text:style-name="Text_20_body">Die Aufklärung fasse ich unter zwei Aussagen zusammen. Man entdeckte den Satz: «Jeder verwende seinen eigenen Verstand.» Dadurch kamen das Argumentieren und die Suche nach Wahrheit in die ganze Bevölkerung und blieb nicht nur ein Spass der <text:span text:style-name="T75">R</text:span>eichen und <text:span text:style-name="T75">G</text:span>ebildeten.</text:p>
      <text:p text:style-name="Text_20_body">Erkennen wir die Welt, so wie sie ist, gibt uns das die Möglichkei<text:bookmark text:name="decorator-corrected-entity-id-2152"/>t, uns so zu verhalten, dass wir überleben. Jedoch gibt sie uns mehr Macht. Wir können uns auch so verhalten, dass andere nicht überleben. Wir können eine Atombombe entwickeln.</text:p>
      <text:p text:style-name="Text_20_body">Wahrheit war nie ein Argument in meinem ganzen Text. Jetzt muss ich darauf eingehen. Logik und Wahrheit sind schwierige Begriffe für meine Ethik. Es ist nicht offensichtlich, <text:soft-page-break/>ob es einen Wert hat. Auch ist bei der Logik das Problem, wenn ein neuer Fakt dazu kommt, kann es sein, dass wir ganz andere Schlüsse ziehen müssen und dadurch ist die Logik sehr instabil. Natürlich bin ich und dieser Text ein Kind der Aufklärung und wir wären nie zu solchen Einsichten gelangt, wie in den letzten Jahrhunderten, ohne die Aufklärung und das <text:bookmark text:name="decorator-corrected-entity-id-2156"/>Zugestehen des Wertes der Wahrheit. Doch wenn eine Konsequenz dieses Wissens ist, dass wir uns in einem nuklearen Krieg auslöschen, dann war es dies nicht Wert.</text:p>
      <text:h text:style-name="P43" text:outline-level="3"><text:bookmark-start text:name="__RefHeading___Toc1317_3589360547"/>Freier Wille<text:bookmark-end text:name="__RefHeading___Toc1317_3589360547"/></text:h>
      <text:p text:style-name="Text_20_body">Gibt es ihn nun oder nicht? Das ist die erste Frag<text:bookmark text:name="decorator-corrected-entity-id-2164"/>e, die in diese Richtung geht. Ich analysiere eine Wahrheitsfrage mit meiner Ethik. Und ich plädiere für eine Sicht, die überlebensfähig ist.</text:p>
      <text:p text:style-name="Text_20_body">Sagt man, es gibt keinen freien Willen, könnte dies zur Folge haben, dass sich Menschen weniger anstrengen. Auf der anderen Seit<text:bookmark text:name="decorator-corrected-entity-id-2184"/>e hat man einen freien Willen, dann kann man Menschen verantwortlich machen für Ding<text:bookmark text:name="decorator-corrected-entity-id-2186"/>e, die sie nicht kontrollieren konnten (Jähzorn, Kleptomanie usw.).</text:p>
      <text:p text:style-name="Text_20_body">Mir ist auch hier unwichtig, ob es den freien Willen gibt. Mich interessiert nur: Welche Sicht führt zu einer stabileren Gesellschaft.</text:p>
      <text:h text:style-name="P43" text:outline-level="3"><text:bookmark-start text:name="__RefHeading___Toc1319_3589360547"/>Absolute Wahrheit<text:bookmark-end text:name="__RefHeading___Toc1319_3589360547"/></text:h>
      <text:p text:style-name="Text_20_body">Es wird gerne gesagt, es gäbe Ding<text:bookmark text:name="decorator-corrected-entity-id-2190"/>e, die absolut wahr sind. Es gibt Gott oder es gibt ihn nicht. Ich existiere oder ich existiere nicht. Dies selbst ist auch eine Sicht, die es zu hinterfragen gilt. Es is<text:bookmark text:name="decorator-corrected-entity-id-2193"/>t, darum anzumerken, dass obwohl wahrscheinlich schon immer eine gewisse Intuition vorhanden <text:soft-page-break/>war, dass dies stimmt, wurde sie doch nicht schon immer so formuliert und geglaubt.</text:p>
      <text:p text:style-name="Text_20_body">Ich glaube auch, dass diese Sicht nur so bestechend ist, weil sie funktioniert. Weil sich die Welt uns so zeigt, als stimmte diese Annahme. Doch es ginge auch ohne. Künstliche Intelligenzen, wären nicht verwirrt, wäre etwas mal wahr mal nicht. Auch Tiere könnten damit umgehen. Tiere sind Mustererkenner. Und wenn es halt registriert, dass gewisse Dinge sich nicht verlässlich verhalten, dann wäre das nun mal so.</text:p>
      <text:p text:style-name="Text_20_body">Ich vertrete selbst auch diese Sicht, <text:span text:style-name="T124">dass es eine absolute Wahrheit gibt</text:span>. Ich glaube, dass sie die Menschheit weiterbringt. Doch nur wenn wir uns den oben erwähnten Gefahren der Logik bewusst sind. Es gibt vielleicht eine absolute Wahrheit, doch was wir mit dieser machen, <text:span text:style-name="T76">o</text:span>b es und stabilisiert oder destabilisiert, muss geprüft werden.</text:p>
      <text:p text:style-name="Text_20_body">Vielleicht ist die Aufklärung und der absolute Wert der Wahrheit ein von Bostrom postulierter «Black-Ball». Also eine unaufhaltsame Erfindung, die den Erfinder und vielleicht noch viel mehr zwangsläufig auslöschen wird.</text:p>
      <text:h text:style-name="P38" text:outline-level="1"><text:bookmark-start text:name="__RefHeading___Toc1321_3589360547"/>Abschluss<text:bookmark-end text:name="__RefHeading___Toc1321_3589360547"/></text:h>
      <text:p text:style-name="Text_20_body">Ich hoffe, Sie haben den Reiz dieser Theorie spätestens bei den Beispielen erkannt. Ich liefere hier eine neue Art über Wahrheit, Politik, Religion und viel mehr zu sprechen und zu denken.</text:p>
      <text:p text:style-name="Text_20_body">Ich wünschte mir, dass diese Theorie zumindest zum Denken anregt oder sogar überzeugt. Ich hoffe ebenfalls, dass ich selbst zu mehr Erkenntnis durch die Auswirkungen dieses <text:soft-page-break/>Textes komme und die Theorie weiter verfeinern, erläutern oder revidieren kann.</text:p>
      <text:h text:style-name="P41" text:outline-level="2"><text:bookmark-start text:name="__RefHeading___Toc1323_3589360547"/>Dank<text:bookmark-end text:name="__RefHeading___Toc1323_3589360547"/></text:h>
      <text:p text:style-name="Text_20_body">Dieser Text ist das Produkt vieler Inspirationen. Ich möchte hier den nötigen Respekt zollen, aber auch aufzeige<text:bookmark text:name="decorator-corrected-entity-id-2198"/>n, woher meine Ideen zu verstehen sind. Ich bin ein auditiver Mensch. <text:span text:style-name="T124">Ich</text:span> lese zwar gerne aber bin sehr langsam. Daher kamen viele Inspiration aus wissenschaftlichen Podcasts.</text:p>
      <text:p text:style-name="Text_20_body"><text:span text:style-name="Citation"><text:span text:style-name="T100">Ich danke …</text:span></text:span></text:p>
      <text:list xml:id="list3301287674" text:style-name="L2">
        <text:list-item>
          <text:p text:style-name="P53"><text:span text:style-name="Citation"><text:span text:style-name="T100">«Bachir Boumaaza» um mir zu zeige</text:span></text:span><text:bookmark text:name="decorator-corrected-entity-id-2211"/><text:span text:style-name="Citation"><text:span text:style-name="T100">n, wie man radikal rational denkt und auch einen ersten Ansatz für das Sein-Soll Problem lieferte.</text:span></text:span></text:p>
        </text:list-item>
        <text:list-item>
          <text:p text:style-name="P53">«Der Soziopod» und im speziellen <text:span text:style-name="T124">für</text:span> die Folgen über Luhmann und Parsons.</text:p>
        </text:list-item>
        <text:list-item>
          <text:p text:style-name="P53">«Worthaus» um mein (auch historisches) Verständnis der Bibel zu schärfen. Hier im <text:bookmark text:name="decorator-corrected-entity-id-2221"/>Speziellen geht mein Dank an «Prof. Thorsten Dietz» und «Prof. Sigfried Zimmer», die mein Denken umgestaltet und neu geordnet haben.</text:p>
        </text:list-item>
        <text:list-item>
          <text:p text:style-name="P53">«Panpsycast» um mir die Grundgedanken vieler philosophischen Ideen zu präsentieren.</text:p>
        </text:list-item>
        <text:list-item>
          <text:p text:style-name="P53">«Jordan B. Peterson» für das zeigen, wie man sich an das Sein-Soll Problem annähert und wie man das Göttliche mit dem Konkreten verbindet. Auch danke ich <text:bookmark text:name="decorator-corrected-entity-id-2230"/>ihm für die Buchempfehlungen. Und desshalb…</text:p>
        </text:list-item>
        <text:list-item>
          <text:p text:style-name="P53">«Mircea Eliade» für sein meisterhaftes Werk: «Geschichte der religiösen Ideen»</text:p>
        </text:list-item>
        <text:list-item>
          <text:p text:style-name="P53">«Sam Harris» um mir die atheistische Denkweise zu zeigen.</text:p>
        </text:list-item>
        <text:list-item>
          <text:p text:style-name="P53"><text:soft-page-break/>«Vineyard Bülach» um den Graben zwischen <text:bookmark text:name="decorator-corrected-entity-id-2254"/>Spirituellem und <text:bookmark text:name="decorator-corrected-entity-id-2263"/>Irdischem zu verkleinern.</text:p>
        </text:list-item>
        <text:list-item>
          <text:p text:style-name="P53">«odenwilusenz» um mich zu motivieren und inspirieren etwas wirklich umzusetzen.</text:p>
        </text:list-item>
        <text:list-item>
          <text:p text:style-name="P53">«Dr. Raphael Bonelli» um mir einen anderen Zugang zu Gott und zur menschlichen Psyche zu zeigen.</text:p>
        </text:list-item>
        <text:list-item>
          <text:p text:style-name="P53">«ETH-Zürich» um mich zu fordern und fördern. Hier sei speziell erwähnt: «Prof. Juraj Hromkovič» für die philosophischen inspirierenden Einschübe in der Vorlesung. «Prof. Matthew Cook» um mir einen neuen Blick auf Berechnungen zu zeigen. «Prof. Joachim Buhmann» um die Grenzen des Möglichen aufzuzeigen. «Prof. Ueli Maurer» um mir präzises mathematisches Denken zu lernen.</text:p>
        </text:list-item>
        <text:list-item>
          <text:p text:style-name="P53">«Das Programmieren» um mir zielgerichtetes und realistisches und strukturiertes Denken zu lehren.</text:p>
        </text:list-item>
        <text:list-item>
          <text:p text:style-name="P53">«Meine Eltern» die mich mit Freiheit gesegnet haben. </text:p>
        </text:list-item>
        <text:list-item>
          <text:p text:style-name="P53">«Meine Frau» die mich unterstützt, wenn ich mal wieder vergesse zu essen, weil ich <text:span text:style-name="T124">so </text:span>vertieft bin.</text:p>
        </text:list-item>
        <text:list-item>
          <text:p text:style-name="P53">«<text:span text:style-name="T124">Mein Gott» der mir </text:span><text:span text:style-name="T77">Stabilität und Identität </text:span><text:span text:style-name="T124">durch all meine Phasen </text:span><text:span text:style-name="T125">gibt</text:span><text:span text:style-name="T124">.</text:span></text:p>
        </text:list-item>
      </text:list>
      <text:p text:style-name="Text_20_body">Bei alle<text:bookmark text:name="decorator-corrected-entity-id-2271"/>m, was ich erreicht habe, beruflich, spirituell, persönlich, ist meine Leistung nur ein kleiner Teil des Ganzen. Es wäre nie ohne diese Unterstützer möglich gewese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FreeMono" svg:font-family="FreeMono" style:font-family-generic="modern" style:font-pitch="fixed"/>
    <style:font-face style:name="CMU Serif1" svg:font-family="'CMU Serif'" style:font-family-generic="roman" style:font-pitch="variable"/>
    <style:font-face style:name="CMU Serif" svg:font-family="'CMU Serif'" style:font-adornments="Regular" style:font-family-generic="roman" style:font-pitch="variable"/>
    <style:font-face style:name="CMU Serif Extra1" svg:font-family="'CMU Serif Extra'" style:font-family-generic="roman" style:font-pitch="variable"/>
    <style:font-face style:name="CMU Serif Extra" svg:font-family="'CMU Serif Extra'" style:font-adornments="Regular"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text:number-lines="false" text:line-number="0"/>
      <style:text-properties style:font-name="CMU Serif Extra" fo:font-family="'CMU Serif Extra'" style:font-style-name="Regular"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00%" fo:text-align="justify" style:justify-single-word="false" fo:text-indent="0.741cm" style:auto-text-indent="false"/>
      <style:text-properties fo:font-size="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paragraph-properties>
      <style:text-properties fo:font-size="16.1000003814697pt" fo:font-weight="bold" style:font-size-asian="115%" style:font-weight-asian="bold" style:font-size-complex="115%"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5.8cm" style:type="center"/>
          <style:tab-stop style:position="11.6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6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1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603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5.8cm" style:type="center"/>
          <style:tab-stop style:position="11.601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Line_20_numbering" style:display-name="Line numbering" style:family="text">
      <style:text-properties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3cm" style:num-format="1" text:number-position="outside" text:increment="5"/>
  </office:styles>
  <office:automatic-styles>
    <style:style style:name="MP1" style:family="paragraph" style:parent-style-name="Header">
      <style:paragraph-properties fo:text-align="end" style:justify-single-word="false"/>
      <style:text-properties style:font-name="CMU Serif Extra1" fo:font-size="10.5pt" fo:font-style="normal" officeooo:rsid="00ae3150" officeooo:paragraph-rsid="00ae3150" style:font-size-asian="10.5pt" style:font-style-asian="normal" style:font-size-complex="10.5pt" style:font-style-complex="normal"/>
    </style:style>
    <style:style style:name="MP2" style:family="paragraph" style:parent-style-name="Header">
      <style:paragraph-properties fo:text-align="start" style:justify-single-word="false"/>
      <style:text-properties style:font-name="CMU Serif Extra1" fo:font-size="10.5pt" fo:font-style="normal" officeooo:rsid="00ae3150" officeooo:paragraph-rsid="00ae3150" style:font-size-asian="10.5pt" style:font-style-asian="normal" style:font-size-complex="10.5pt" style:font-style-complex="normal"/>
    </style:style>
    <style:style style:name="MP3" style:family="paragraph" style:parent-style-name="Footer">
      <style:paragraph-properties fo:text-align="center" style:justify-single-word="false"/>
      <style:text-properties fo:language="de" fo:country="CH"/>
    </style:style>
    <style:page-layout style:name="Mpm1" style:page-usage="mirrored">
      <style:page-layout-properties fo:page-width="14cm" fo:page-height="20.301cm" style:num-format="1" style:print-orientation="portrait" fo:margin-top="1.199cm" fo:margin-bottom="1cm" fo:margin-left="2cm" fo:margin-right="1.6cm" fo:border-top="none" fo:border-bottom="0.06pt solid #000000"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14cm" fo:page-height="20.301cm" style:num-format="1" style:print-orientation="portrait" fo:margin-top="2cm" fo:margin-bottom="2cm" fo:margin-left="2cm" fo:margin-right="2cm" fo:background-color="#222222" style:writing-mode="lr-tb" style:layout-grid-color="#c0c0c0" style:layout-grid-lines="20" style:layout-grid-base-height="0.706cm" style:layout-grid-ruby-height="0.353cm" style:layout-grid-mode="none" style:layout-grid-ruby-below="false" style:layout-grid-print="false" style:layout-grid-display="false" draw:fill="solid" draw:fill-color="#222222"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cm" fo:page-height="20.3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222222" draw:opacity="100%" draw:background-size="full"/>
    </style:style>
  </office:automatic-styles>
  <office:master-styles>
    <style:master-page style:name="Standard" style:page-layout-name="Mpm1">
      <style:header>
        <text:p text:style-name="MP1">Vom Sein zum Soll</text:p>
      </style:header>
      <style:header-left>
        <text:p text:style-name="MP2">Vom Sein zum Soll</text:p>
      </style:header-left>
      <style:footer>
        <text:p text:style-name="MP3"><text:page-number text:select-page="current">27</text:page-number></text:p>
      </style:footer>
    </style:master-page>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5-04T21:16:21.505633382</meta:creation-date>
    <dc:date>2020-10-30T11:36:25.396482550</dc:date>
    <meta:editing-duration>PT15H12M9S</meta:editing-duration>
    <meta:editing-cycles>116</meta:editing-cycles>
    <meta:generator>LibreOffice/7.0.2.2$Linux_X86_64 LibreOffice_project/0b4360524e0359c479b908cb9f8f3765ab0cc7ad</meta:generator>
    <meta:document-statistic meta:table-count="0" meta:image-count="0" meta:object-count="0" meta:page-count="50" meta:paragraph-count="233" meta:word-count="11517" meta:character-count="74456" meta:non-whitespace-character-count="63228"/>
  </office:meta>
</office:document-meta>
</file>